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shapes>
          <draw:frame draw:z-index="0" draw:style-name="gr1" draw:text-style-name="P1" svg:width="24.569cm" svg:height="13.819cm" svg:x="24.894cm" svg:y="78.219cm">
            <draw:object draw:notify-on-update-of-ranges="accuracy.A2:accuracy.A201 accuracy.C1:accuracy.C1 accuracy.C2:accuracy.C201 accuracy.D1:accuracy.D1 accuracy.D2:accuracy.D201 accuracy.E1:accuracy.E1 accuracy.E2:accuracy.E201 accuracy.F1:accuracy.F1 accuracy.F2:accuracy.F201 accuracy.G1:accuracy.G1 accuracy.G2:accuracy.G201 accuracy.H1:accuracy.H1 accuracy.H2:accuracy.H201 accuracy.I1:accuracy.I1 accuracy.I2:accuracy.I201 accuracy.J1:accuracy.J1 accuracy.J2:accuracy.J201 accuracy.K1:accuracy.K1 accuracy.K2:accuracy.K201 accuracy.L1:accuracy.L1 accuracy.L2:accuracy.L201 accuracy.M1:accuracy.M1 accuracy.M2:accuracy.M201 accuracy.N1:accuracy.N1 accuracy.N2:accuracy.N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45714" calcext:value-type="float">
            <text:p>0,245714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328571" calcext:value-type="float">
            <text:p>0,328571</text:p>
          </table:table-cell>
          <table:table-cell table:number-columns-repeated="4" office:value-type="float" office:value="0.333333" calcext:value-type="float">
            <text:p>0,333333</text:p>
          </table:table-cell>
          <table:table-cell office:value-type="float" office:value="0.34" calcext:value-type="float">
            <text:p>0,34</text:p>
          </table:table-cell>
          <table:table-cell office:value-type="float" office:value="0.342857" calcext:value-type="float">
            <text:p>0,342857</text:p>
          </table:table-cell>
          <table:table-cell office:value-type="float" office:value="0.472381" calcext:value-type="float">
            <text:p>0,472381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338667" calcext:value-type="float">
            <text:p>0,338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9524" calcext:value-type="float">
            <text:p>0,209524</text:p>
          </table:table-cell>
          <table:table-cell office:value-type="float" office:value="0.301905" calcext:value-type="float">
            <text:p>0,301905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329524" calcext:value-type="float">
            <text:p>0,329524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37143" calcext:value-type="float">
            <text:p>0,337143</text:p>
          </table:table-cell>
          <table:table-cell table:number-columns-repeated="3" office:value-type="float" office:value="0.342857" calcext:value-type="float">
            <text:p>0,342857</text:p>
          </table:table-cell>
          <table:table-cell office:value-type="float" office:value="0.604762" calcext:value-type="float">
            <text:p>0,604762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359238" calcext:value-type="float">
            <text:p>0,359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32381" calcext:value-type="float">
            <text:p>0,32381</text:p>
          </table:table-cell>
          <table:table-cell office:value-type="float" office:value="0.325714" calcext:value-type="float">
            <text:p>0,325714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35238" calcext:value-type="float">
            <text:p>0,335238</text:p>
          </table:table-cell>
          <table:table-cell table:number-columns-repeated="3" office:value-type="float" office:value="0.342857" calcext:value-type="float">
            <text:p>0,342857</text:p>
          </table:table-cell>
          <table:table-cell office:value-type="float" office:value="0.54381" calcext:value-type="float">
            <text:p>0,54381</text:p>
          </table:table-cell>
          <table:table-cell office:value-type="float" office:value="0.704762" calcext:value-type="float">
            <text:p>0,70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392857" calcext:value-type="float">
            <text:p>0,392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8571" calcext:value-type="float">
            <text:p>0,228571</text:p>
          </table:table-cell>
          <table:table-cell office:value-type="float" office:value="0.314286" calcext:value-type="float">
            <text:p>0,314286</text:p>
          </table:table-cell>
          <table:table-cell office:value-type="float" office:value="0.332381" calcext:value-type="float">
            <text:p>0,332381</text:p>
          </table:table-cell>
          <table:table-cell office:value-type="float" office:value="0.333333" calcext:value-type="float">
            <text:p>0,333333</text:p>
          </table:table-cell>
          <table:table-cell table:number-columns-repeated="4" office:value-type="float" office:value="0.342857" calcext:value-type="float">
            <text:p>0,342857</text:p>
          </table:table-cell>
          <table:table-cell office:value-type="float" office:value="0.588571" calcext:value-type="float">
            <text:p>0,58857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3619" calcext:value-type="float">
            <text:p>0,73619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434286" calcext:value-type="float">
            <text:p>0,434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324762" calcext:value-type="float">
            <text:p>0,324762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37143" calcext:value-type="float">
            <text:p>0,337143</text:p>
          </table:table-cell>
          <table:table-cell table:number-columns-repeated="2" office:value-type="float" office:value="0.342857" calcext:value-type="float">
            <text:p>0,342857</text:p>
          </table:table-cell>
          <table:table-cell office:value-type="float" office:value="0.40381" calcext:value-type="float">
            <text:p>0,40381</text:p>
          </table:table-cell>
          <table:table-cell office:value-type="float" office:value="0.655238" calcext:value-type="float">
            <text:p>0,655238</text:p>
          </table:table-cell>
          <table:table-cell office:value-type="float" office:value="0.672381" calcext:value-type="float">
            <text:p>0,672381</text:p>
          </table:table-cell>
          <table:table-cell office:value-type="float" office:value="0.764762" calcext:value-type="float">
            <text:p>0,76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451048" calcext:value-type="float">
            <text:p>0,451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32381" calcext:value-type="float">
            <text:p>0,32381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3619" calcext:value-type="float">
            <text:p>0,33619</text:p>
          </table:table-cell>
          <table:table-cell office:value-type="float" office:value="0.353333" calcext:value-type="float">
            <text:p>0,353333</text:p>
          </table:table-cell>
          <table:table-cell office:value-type="float" office:value="0.477143" calcext:value-type="float">
            <text:p>0,477143</text:p>
          </table:table-cell>
          <table:table-cell office:value-type="float" office:value="0.642857" calcext:value-type="float">
            <text:p>0,642857</text:p>
          </table:table-cell>
          <table:table-cell office:value-type="float" office:value="0.660952" calcext:value-type="float">
            <text:p>0,660952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793333" calcext:value-type="float">
            <text:p>0,793333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493048" calcext:value-type="float">
            <text:p>0,4930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328571" calcext:value-type="float">
            <text:p>0,32857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3619" calcext:value-type="float">
            <text:p>0,33619</text:p>
          </table:table-cell>
          <table:table-cell office:value-type="float" office:value="0.342857" calcext:value-type="float">
            <text:p>0,342857</text:p>
          </table:table-cell>
          <table:table-cell office:value-type="float" office:value="0.42381" calcext:value-type="float">
            <text:p>0,42381</text:p>
          </table:table-cell>
          <table:table-cell office:value-type="float" office:value="0.577143" calcext:value-type="float">
            <text:p>0,577143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668571" calcext:value-type="float">
            <text:p>0,668571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887619" calcext:value-type="float">
            <text:p>0,887619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523143" calcext:value-type="float">
            <text:p>0,523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327619" calcext:value-type="float">
            <text:p>0,32761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4" calcext:value-type="float">
            <text:p>0,34</text:p>
          </table:table-cell>
          <table:table-cell office:value-type="float" office:value="0.413333" calcext:value-type="float">
            <text:p>0,413333</text:p>
          </table:table-cell>
          <table:table-cell office:value-type="float" office:value="0.597143" calcext:value-type="float">
            <text:p>0,597143</text:p>
          </table:table-cell>
          <table:table-cell table:number-columns-repeated="2" office:value-type="float" office:value="0.657143" calcext:value-type="float">
            <text:p>0,657143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68381" calcext:value-type="float">
            <text:p>0,68381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561905" calcext:value-type="float">
            <text:p>0,5619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330476" calcext:value-type="float">
            <text:p>0,330476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59048" calcext:value-type="float">
            <text:p>0,359048</text:p>
          </table:table-cell>
          <table:table-cell office:value-type="float" office:value="0.49619" calcext:value-type="float">
            <text:p>0,49619</text:p>
          </table:table-cell>
          <table:table-cell office:value-type="float" office:value="0.633333" calcext:value-type="float">
            <text:p>0,633333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672381" calcext:value-type="float">
            <text:p>0,672381</text:p>
          </table:table-cell>
          <table:table-cell office:value-type="float" office:value="0.709524" calcext:value-type="float">
            <text:p>0,709524</text:p>
          </table:table-cell>
          <table:table-cell office:value-type="float" office:value="0.954286" calcext:value-type="float">
            <text:p>0,954286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547905" calcext:value-type="float">
            <text:p>0,5479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34286" calcext:value-type="float">
            <text:p>0,334286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41905" calcext:value-type="float">
            <text:p>0,541905</text:p>
          </table:table-cell>
          <table:table-cell office:value-type="float" office:value="0.627619" calcext:value-type="float">
            <text:p>0,627619</text:p>
          </table:table-cell>
          <table:table-cell office:value-type="float" office:value="0.655238" calcext:value-type="float">
            <text:p>0,655238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718095" calcext:value-type="float">
            <text:p>0,718095</text:p>
          </table:table-cell>
          <table:table-cell office:value-type="float" office:value="0.951429" calcext:value-type="float">
            <text:p>0,951429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586667" calcext:value-type="float">
            <text:p>0,58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332381" calcext:value-type="float">
            <text:p>0,332381</text:p>
          </table:table-cell>
          <table:table-cell office:value-type="float" office:value="0.34" calcext:value-type="float">
            <text:p>0,34</text:p>
          </table:table-cell>
          <table:table-cell office:value-type="float" office:value="0.393333" calcext:value-type="float">
            <text:p>0,393333</text:p>
          </table:table-cell>
          <table:table-cell office:value-type="float" office:value="0.579048" calcext:value-type="float">
            <text:p>0,579048</text:p>
          </table:table-cell>
          <table:table-cell office:value-type="float" office:value="0.631429" calcext:value-type="float">
            <text:p>0,631429</text:p>
          </table:table-cell>
          <table:table-cell office:value-type="float" office:value="0.65619" calcext:value-type="float">
            <text:p>0,65619</text:p>
          </table:table-cell>
          <table:table-cell office:value-type="float" office:value="0.662857" calcext:value-type="float">
            <text:p>0,662857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739048" calcext:value-type="float">
            <text:p>0,739048</text:p>
          </table:table-cell>
          <table:table-cell office:value-type="float" office:value="0.957143" calcext:value-type="float">
            <text:p>0,957143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596762" calcext:value-type="float">
            <text:p>0,5967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41905" calcext:value-type="float">
            <text:p>0,341905</text:p>
          </table:table-cell>
          <table:table-cell office:value-type="float" office:value="0.48381" calcext:value-type="float">
            <text:p>0,48381</text:p>
          </table:table-cell>
          <table:table-cell office:value-type="float" office:value="0.607619" calcext:value-type="float">
            <text:p>0,607619</text:p>
          </table:table-cell>
          <table:table-cell office:value-type="float" office:value="0.635238" calcext:value-type="float">
            <text:p>0,635238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671429" calcext:value-type="float">
            <text:p>0,671429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734286" calcext:value-type="float">
            <text:p>0,734286</text:p>
          </table:table-cell>
          <table:table-cell office:value-type="float" office:value="0.957143" calcext:value-type="float">
            <text:p>0,957143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0981" calcext:value-type="float">
            <text:p>0,609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.333333" calcext:value-type="float">
            <text:p>0,333333</text:p>
          </table:table-cell>
          <table:table-cell office:value-type="float" office:value="0.348571" calcext:value-type="float">
            <text:p>0,348571</text:p>
          </table:table-cell>
          <table:table-cell office:value-type="float" office:value="0.499048" calcext:value-type="float">
            <text:p>0,499048</text:p>
          </table:table-cell>
          <table:table-cell office:value-type="float" office:value="0.629524" calcext:value-type="float">
            <text:p>0,629524</text:p>
          </table:table-cell>
          <table:table-cell office:value-type="float" office:value="0.655238" calcext:value-type="float">
            <text:p>0,655238</text:p>
          </table:table-cell>
          <table:table-cell office:value-type="float" office:value="0.670476" calcext:value-type="float">
            <text:p>0,670476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742857" calcext:value-type="float">
            <text:p>0,742857</text:p>
          </table:table-cell>
          <table:table-cell office:value-type="float" office:value="0.955238" calcext:value-type="float">
            <text:p>0,95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584381" calcext:value-type="float">
            <text:p>0,5843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35238" calcext:value-type="float">
            <text:p>0,335238</text:p>
          </table:table-cell>
          <table:table-cell office:value-type="float" office:value="0.369524" calcext:value-type="float">
            <text:p>0,369524</text:p>
          </table:table-cell>
          <table:table-cell office:value-type="float" office:value="0.550476" calcext:value-type="float">
            <text:p>0,550476</text:p>
          </table:table-cell>
          <table:table-cell office:value-type="float" office:value="0.631429" calcext:value-type="float">
            <text:p>0,631429</text:p>
          </table:table-cell>
          <table:table-cell office:value-type="float" office:value="0.65619" calcext:value-type="float">
            <text:p>0,65619</text:p>
          </table:table-cell>
          <table:table-cell office:value-type="float" office:value="0.668571" calcext:value-type="float">
            <text:p>0,668571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697143" calcext:value-type="float">
            <text:p>0,697143</text:p>
          </table:table-cell>
          <table:table-cell office:value-type="float" office:value="0.955238" calcext:value-type="float">
            <text:p>0,95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587333" calcext:value-type="float">
            <text:p>0,587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330476" calcext:value-type="float">
            <text:p>0,33047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95238" calcext:value-type="float">
            <text:p>0,395238</text:p>
          </table:table-cell>
          <table:table-cell office:value-type="float" office:value="0.592381" calcext:value-type="float">
            <text:p>0,592381</text:p>
          </table:table-cell>
          <table:table-cell office:value-type="float" office:value="0.638095" calcext:value-type="float">
            <text:p>0,638095</text:p>
          </table:table-cell>
          <table:table-cell office:value-type="float" office:value="0.65619" calcext:value-type="float">
            <text:p>0,65619</text:p>
          </table:table-cell>
          <table:table-cell office:value-type="float" office:value="0.668571" calcext:value-type="float">
            <text:p>0,668571</text:p>
          </table:table-cell>
          <table:table-cell table:number-columns-repeated="2" office:value-type="float" office:value="0.67619" calcext:value-type="float">
            <text:p>0,67619</text:p>
          </table:table-cell>
          <table:table-cell office:value-type="float" office:value="0.955238" calcext:value-type="float">
            <text:p>0,95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59219" calcext:value-type="float">
            <text:p>0,592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3619" calcext:value-type="float">
            <text:p>0,33619</text:p>
          </table:table-cell>
          <table:table-cell office:value-type="float" office:value="0.407619" calcext:value-type="float">
            <text:p>0,407619</text:p>
          </table:table-cell>
          <table:table-cell office:value-type="float" office:value="0.549524" calcext:value-type="float">
            <text:p>0,549524</text:p>
          </table:table-cell>
          <table:table-cell office:value-type="float" office:value="0.622857" calcext:value-type="float">
            <text:p>0,622857</text:p>
          </table:table-cell>
          <table:table-cell office:value-type="float" office:value="0.646667" calcext:value-type="float">
            <text:p>0,646667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674286" calcext:value-type="float">
            <text:p>0,674286</text:p>
          </table:table-cell>
          <table:table-cell office:value-type="float" office:value="0.702857" calcext:value-type="float">
            <text:p>0,702857</text:p>
          </table:table-cell>
          <table:table-cell office:value-type="float" office:value="0.955238" calcext:value-type="float">
            <text:p>0,95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588571" calcext:value-type="float">
            <text:p>0,5885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330476" calcext:value-type="float">
            <text:p>0,33047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54286" calcext:value-type="float">
            <text:p>0,354286</text:p>
          </table:table-cell>
          <table:table-cell office:value-type="float" office:value="0.50381" calcext:value-type="float">
            <text:p>0,50381</text:p>
          </table:table-cell>
          <table:table-cell office:value-type="float" office:value="0.620952" calcext:value-type="float">
            <text:p>0,620952</text:p>
          </table:table-cell>
          <table:table-cell office:value-type="float" office:value="0.642857" calcext:value-type="float">
            <text:p>0,642857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664762" calcext:value-type="float">
            <text:p>0,664762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953333" calcext:value-type="float">
            <text:p>0,953333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573714" calcext:value-type="float">
            <text:p>0,5737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38095" calcext:value-type="float">
            <text:p>0,338095</text:p>
          </table:table-cell>
          <table:table-cell office:value-type="float" office:value="0.431429" calcext:value-type="float">
            <text:p>0,431429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644762" calcext:value-type="float">
            <text:p>0,644762</text:p>
          </table:table-cell>
          <table:table-cell table:number-columns-repeated="2" office:value-type="float" office:value="0.657143" calcext:value-type="float">
            <text:p>0,657143</text:p>
          </table:table-cell>
          <table:table-cell office:value-type="float" office:value="0.669524" calcext:value-type="float">
            <text:p>0,669524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953333" calcext:value-type="float">
            <text:p>0,953333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597048" calcext:value-type="float">
            <text:p>0,5970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97143" calcext:value-type="float">
            <text:p>0,397143</text:p>
          </table:table-cell>
          <table:table-cell office:value-type="float" office:value="0.574286" calcext:value-type="float">
            <text:p>0,574286</text:p>
          </table:table-cell>
          <table:table-cell office:value-type="float" office:value="0.624762" calcext:value-type="float">
            <text:p>0,624762</text:p>
          </table:table-cell>
          <table:table-cell office:value-type="float" office:value="0.651429" calcext:value-type="float">
            <text:p>0,651429</text:p>
          </table:table-cell>
          <table:table-cell table:number-columns-repeated="2" office:value-type="float" office:value="0.657143" calcext:value-type="float">
            <text:p>0,657143</text:p>
          </table:table-cell>
          <table:table-cell office:value-type="float" office:value="0.670476" calcext:value-type="float">
            <text:p>0,670476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904762" calcext:value-type="float">
            <text:p>0,90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14667" calcext:value-type="float">
            <text:p>0,614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53333" calcext:value-type="float">
            <text:p>0,353333</text:p>
          </table:table-cell>
          <table:table-cell office:value-type="float" office:value="0.577143" calcext:value-type="float">
            <text:p>0,577143</text:p>
          </table:table-cell>
          <table:table-cell office:value-type="float" office:value="0.639048" calcext:value-type="float">
            <text:p>0,639048</text:p>
          </table:table-cell>
          <table:table-cell table:number-columns-repeated="3" office:value-type="float" office:value="0.657143" calcext:value-type="float">
            <text:p>0,657143</text:p>
          </table:table-cell>
          <table:table-cell office:value-type="float" office:value="0.673333" calcext:value-type="float">
            <text:p>0,673333</text:p>
          </table:table-cell>
          <table:table-cell table:number-columns-repeated="2" office:value-type="float" office:value="0.67619" calcext:value-type="float">
            <text:p>0,67619</text:p>
          </table:table-cell>
          <table:table-cell office:value-type="float" office:value="0.884762" calcext:value-type="float">
            <text:p>0,8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45143" calcext:value-type="float">
            <text:p>0,645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44762" calcext:value-type="float">
            <text:p>0,344762</text:p>
          </table:table-cell>
          <table:table-cell office:value-type="float" office:value="0.417143" calcext:value-type="float">
            <text:p>0,417143</text:p>
          </table:table-cell>
          <table:table-cell office:value-type="float" office:value="0.591429" calcext:value-type="float">
            <text:p>0,591429</text:p>
          </table:table-cell>
          <table:table-cell office:value-type="float" office:value="0.650476" calcext:value-type="float">
            <text:p>0,650476</text:p>
          </table:table-cell>
          <table:table-cell table:number-columns-repeated="3" office:value-type="float" office:value="0.657143" calcext:value-type="float">
            <text:p>0,657143</text:p>
          </table:table-cell>
          <table:table-cell office:value-type="float" office:value="0.670476" calcext:value-type="float">
            <text:p>0,670476</text:p>
          </table:table-cell>
          <table:table-cell office:value-type="float" office:value="0.685714" calcext:value-type="float">
            <text:p>0,685714</text:p>
          </table:table-cell>
          <table:table-cell office:value-type="float" office:value="0.918095" calcext:value-type="float">
            <text:p>0,918095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24952" calcext:value-type="float">
            <text:p>0,6249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34286" calcext:value-type="float">
            <text:p>0,334286</text:p>
          </table:table-cell>
          <table:table-cell office:value-type="float" office:value="0.37619" calcext:value-type="float">
            <text:p>0,37619</text:p>
          </table:table-cell>
          <table:table-cell office:value-type="float" office:value="0.487619" calcext:value-type="float">
            <text:p>0,487619</text:p>
          </table:table-cell>
          <table:table-cell office:value-type="float" office:value="0.625714" calcext:value-type="float">
            <text:p>0,625714</text:p>
          </table:table-cell>
          <table:table-cell office:value-type="float" office:value="0.65619" calcext:value-type="float">
            <text:p>0,65619</text:p>
          </table:table-cell>
          <table:table-cell table:number-columns-repeated="2" office:value-type="float" office:value="0.657143" calcext:value-type="float">
            <text:p>0,657143</text:p>
          </table:table-cell>
          <table:table-cell office:value-type="float" office:value="0.668571" calcext:value-type="float">
            <text:p>0,668571</text:p>
          </table:table-cell>
          <table:table-cell office:value-type="float" office:value="0.687619" calcext:value-type="float">
            <text:p>0,687619</text:p>
          </table:table-cell>
          <table:table-cell office:value-type="float" office:value="0.940952" calcext:value-type="float">
            <text:p>0,94095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09143" calcext:value-type="float">
            <text:p>0,6091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50476" calcext:value-type="float">
            <text:p>0,350476</text:p>
          </table:table-cell>
          <table:table-cell office:value-type="float" office:value="0.475238" calcext:value-type="float">
            <text:p>0,475238</text:p>
          </table:table-cell>
          <table:table-cell office:value-type="float" office:value="0.595238" calcext:value-type="float">
            <text:p>0,595238</text:p>
          </table:table-cell>
          <table:table-cell office:value-type="float" office:value="0.646667" calcext:value-type="float">
            <text:p>0,646667</text:p>
          </table:table-cell>
          <table:table-cell table:number-columns-repeated="2" office:value-type="float" office:value="0.657143" calcext:value-type="float">
            <text:p>0,657143</text:p>
          </table:table-cell>
          <table:table-cell office:value-type="float" office:value="0.660952" calcext:value-type="float">
            <text:p>0,660952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695238" calcext:value-type="float">
            <text:p>0,695238</text:p>
          </table:table-cell>
          <table:table-cell office:value-type="float" office:value="0.939048" calcext:value-type="float">
            <text:p>0,93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35333" calcext:value-type="float">
            <text:p>0,635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52381" calcext:value-type="float">
            <text:p>0,352381</text:p>
          </table:table-cell>
          <table:table-cell office:value-type="float" office:value="0.531429" calcext:value-type="float">
            <text:p>0,531429</text:p>
          </table:table-cell>
          <table:table-cell office:value-type="float" office:value="0.629524" calcext:value-type="float">
            <text:p>0,629524</text:p>
          </table:table-cell>
          <table:table-cell office:value-type="float" office:value="0.653333" calcext:value-type="float">
            <text:p>0,653333</text:p>
          </table:table-cell>
          <table:table-cell table:number-columns-repeated="2" office:value-type="float" office:value="0.657143" calcext:value-type="float">
            <text:p>0,657143</text:p>
          </table:table-cell>
          <table:table-cell office:value-type="float" office:value="0.66381" calcext:value-type="float">
            <text:p>0,66381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69619" calcext:value-type="float">
            <text:p>0,69619</text:p>
          </table:table-cell>
          <table:table-cell office:value-type="float" office:value="0.940952" calcext:value-type="float">
            <text:p>0,94095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4581" calcext:value-type="float">
            <text:p>0,645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55238" calcext:value-type="float">
            <text:p>0,355238</text:p>
          </table:table-cell>
          <table:table-cell office:value-type="float" office:value="0.520952" calcext:value-type="float">
            <text:p>0,520952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65619" calcext:value-type="float">
            <text:p>0,65619</text:p>
          </table:table-cell>
          <table:table-cell table:number-columns-repeated="2" office:value-type="float" office:value="0.657143" calcext:value-type="float">
            <text:p>0,657143</text:p>
          </table:table-cell>
          <table:table-cell office:value-type="float" office:value="0.665714" calcext:value-type="float">
            <text:p>0,665714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690476" calcext:value-type="float">
            <text:p>0,690476</text:p>
          </table:table-cell>
          <table:table-cell office:value-type="float" office:value="0.920952" calcext:value-type="float">
            <text:p>0,92095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40952" calcext:value-type="float">
            <text:p>0,6409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53333" calcext:value-type="float">
            <text:p>0,353333</text:p>
          </table:table-cell>
          <table:table-cell office:value-type="float" office:value="0.471429" calcext:value-type="float">
            <text:p>0,471429</text:p>
          </table:table-cell>
          <table:table-cell office:value-type="float" office:value="0.610476" calcext:value-type="float">
            <text:p>0,610476</text:p>
          </table:table-cell>
          <table:table-cell office:value-type="float" office:value="0.651429" calcext:value-type="float">
            <text:p>0,651429</text:p>
          </table:table-cell>
          <table:table-cell table:number-columns-repeated="2" office:value-type="float" office:value="0.657143" calcext:value-type="float">
            <text:p>0,657143</text:p>
          </table:table-cell>
          <table:table-cell office:value-type="float" office:value="0.661905" calcext:value-type="float">
            <text:p>0,661905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684762" calcext:value-type="float">
            <text:p>0,684762</text:p>
          </table:table-cell>
          <table:table-cell office:value-type="float" office:value="0.958095" calcext:value-type="float">
            <text:p>0,958095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3819" calcext:value-type="float">
            <text:p>0,638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34286" calcext:value-type="float">
            <text:p>0,334286</text:p>
          </table:table-cell>
          <table:table-cell office:value-type="float" office:value="0.38" calcext:value-type="float">
            <text:p>0,38</text:p>
          </table:table-cell>
          <table:table-cell office:value-type="float" office:value="0.53619" calcext:value-type="float">
            <text:p>0,53619</text:p>
          </table:table-cell>
          <table:table-cell office:value-type="float" office:value="0.639048" calcext:value-type="float">
            <text:p>0,639048</text:p>
          </table:table-cell>
          <table:table-cell table:number-columns-repeated="2" office:value-type="float" office:value="0.657143" calcext:value-type="float">
            <text:p>0,65714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677143" calcext:value-type="float">
            <text:p>0,677143</text:p>
          </table:table-cell>
          <table:table-cell office:value-type="float" office:value="0.917143" calcext:value-type="float">
            <text:p>0,917143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14095" calcext:value-type="float">
            <text:p>0,6140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3619" calcext:value-type="float">
            <text:p>0,33619</text:p>
          </table:table-cell>
          <table:table-cell office:value-type="float" office:value="0.40381" calcext:value-type="float">
            <text:p>0,40381</text:p>
          </table:table-cell>
          <table:table-cell office:value-type="float" office:value="0.531429" calcext:value-type="float">
            <text:p>0,531429</text:p>
          </table:table-cell>
          <table:table-cell office:value-type="float" office:value="0.625714" calcext:value-type="float">
            <text:p>0,625714</text:p>
          </table:table-cell>
          <table:table-cell table:number-columns-repeated="2" office:value-type="float" office:value="0.657143" calcext:value-type="float">
            <text:p>0,657143</text:p>
          </table:table-cell>
          <table:table-cell office:value-type="float" office:value="0.661905" calcext:value-type="float">
            <text:p>0,661905</text:p>
          </table:table-cell>
          <table:table-cell table:number-columns-repeated="2" office:value-type="float" office:value="0.67619" calcext:value-type="float">
            <text:p>0,67619</text:p>
          </table:table-cell>
          <table:table-cell office:value-type="float" office:value="0.881905" calcext:value-type="float">
            <text:p>0,881905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10762" calcext:value-type="float">
            <text:p>0,6107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42857" calcext:value-type="float">
            <text:p>0,342857</text:p>
          </table:table-cell>
          <table:table-cell office:value-type="float" office:value="0.499048" calcext:value-type="float">
            <text:p>0,499048</text:p>
          </table:table-cell>
          <table:table-cell office:value-type="float" office:value="0.6" calcext:value-type="float">
            <text:p>0,6</text:p>
          </table:table-cell>
          <table:table-cell office:value-type="float" office:value="0.653333" calcext:value-type="float">
            <text:p>0,653333</text:p>
          </table:table-cell>
          <table:table-cell table:number-columns-repeated="2" office:value-type="float" office:value="0.657143" calcext:value-type="float">
            <text:p>0,657143</text:p>
          </table:table-cell>
          <table:table-cell office:value-type="float" office:value="0.670476" calcext:value-type="float">
            <text:p>0,670476</text:p>
          </table:table-cell>
          <table:table-cell table:number-columns-repeated="2" office:value-type="float" office:value="0.67619" calcext:value-type="float">
            <text:p>0,67619</text:p>
          </table:table-cell>
          <table:table-cell office:value-type="float" office:value="0.85619" calcext:value-type="float">
            <text:p>0,85619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28857" calcext:value-type="float">
            <text:p>0,6288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39048" calcext:value-type="float">
            <text:p>0,339048</text:p>
          </table:table-cell>
          <table:table-cell office:value-type="float" office:value="0.510476" calcext:value-type="float">
            <text:p>0,510476</text:p>
          </table:table-cell>
          <table:table-cell office:value-type="float" office:value="0.588571" calcext:value-type="float">
            <text:p>0,588571</text:p>
          </table:table-cell>
          <table:table-cell office:value-type="float" office:value="0.650476" calcext:value-type="float">
            <text:p>0,650476</text:p>
          </table:table-cell>
          <table:table-cell table:number-columns-repeated="2" office:value-type="float" office:value="0.657143" calcext:value-type="float">
            <text:p>0,657143</text:p>
          </table:table-cell>
          <table:table-cell office:value-type="float" office:value="0.662857" calcext:value-type="float">
            <text:p>0,662857</text:p>
          </table:table-cell>
          <table:table-cell table:number-columns-repeated="2" office:value-type="float" office:value="0.67619" calcext:value-type="float">
            <text:p>0,67619</text:p>
          </table:table-cell>
          <table:table-cell office:value-type="float" office:value="0.878095" calcext:value-type="float">
            <text:p>0,878095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29619" calcext:value-type="float">
            <text:p>0,6296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55238" calcext:value-type="float">
            <text:p>0,355238</text:p>
          </table:table-cell>
          <table:table-cell office:value-type="float" office:value="0.528571" calcext:value-type="float">
            <text:p>0,528571</text:p>
          </table:table-cell>
          <table:table-cell office:value-type="float" office:value="0.618095" calcext:value-type="float">
            <text:p>0,618095</text:p>
          </table:table-cell>
          <table:table-cell office:value-type="float" office:value="0.653333" calcext:value-type="float">
            <text:p>0,653333</text:p>
          </table:table-cell>
          <table:table-cell table:number-columns-repeated="2" office:value-type="float" office:value="0.657143" calcext:value-type="float">
            <text:p>0,657143</text:p>
          </table:table-cell>
          <table:table-cell office:value-type="float" office:value="0.665714" calcext:value-type="float">
            <text:p>0,665714</text:p>
          </table:table-cell>
          <table:table-cell table:number-columns-repeated="2" office:value-type="float" office:value="0.67619" calcext:value-type="float">
            <text:p>0,67619</text:p>
          </table:table-cell>
          <table:table-cell office:value-type="float" office:value="0.9" calcext:value-type="float">
            <text:p>0,9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38762" calcext:value-type="float">
            <text:p>0,6387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409524" calcext:value-type="float">
            <text:p>0,409524</text:p>
          </table:table-cell>
          <table:table-cell office:value-type="float" office:value="0.568571" calcext:value-type="float">
            <text:p>0,568571</text:p>
          </table:table-cell>
          <table:table-cell office:value-type="float" office:value="0.633333" calcext:value-type="float">
            <text:p>0,633333</text:p>
          </table:table-cell>
          <table:table-cell office:value-type="float" office:value="0.65619" calcext:value-type="float">
            <text:p>0,65619</text:p>
          </table:table-cell>
          <table:table-cell table:number-columns-repeated="3" office:value-type="float" office:value="0.657143" calcext:value-type="float">
            <text:p>0,657143</text:p>
          </table:table-cell>
          <table:table-cell office:value-type="float" office:value="0.673333" calcext:value-type="float">
            <text:p>0,673333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922857" calcext:value-type="float">
            <text:p>0,922857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1143" calcext:value-type="float">
            <text:p>0,6511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417143" calcext:value-type="float">
            <text:p>0,417143</text:p>
          </table:table-cell>
          <table:table-cell office:value-type="float" office:value="0.593333" calcext:value-type="float">
            <text:p>0,593333</text:p>
          </table:table-cell>
          <table:table-cell office:value-type="float" office:value="0.649524" calcext:value-type="float">
            <text:p>0,649524</text:p>
          </table:table-cell>
          <table:table-cell table:number-columns-repeated="4" office:value-type="float" office:value="0.657143" calcext:value-type="float">
            <text:p>0,657143</text:p>
          </table:table-cell>
          <table:table-cell office:value-type="float" office:value="0.664762" calcext:value-type="float">
            <text:p>0,664762</text:p>
          </table:table-cell>
          <table:table-cell office:value-type="float" office:value="0.701905" calcext:value-type="float">
            <text:p>0,701905</text:p>
          </table:table-cell>
          <table:table-cell office:value-type="float" office:value="0.941905" calcext:value-type="float">
            <text:p>0,941905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9714" calcext:value-type="float">
            <text:p>0,6597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424762" calcext:value-type="float">
            <text:p>0,424762</text:p>
          </table:table-cell>
          <table:table-cell office:value-type="float" office:value="0.594286" calcext:value-type="float">
            <text:p>0,594286</text:p>
          </table:table-cell>
          <table:table-cell office:value-type="float" office:value="0.645714" calcext:value-type="float">
            <text:p>0,645714</text:p>
          </table:table-cell>
          <table:table-cell table:number-columns-repeated="4" office:value-type="float" office:value="0.657143" calcext:value-type="float">
            <text:p>0,657143</text:p>
          </table:table-cell>
          <table:table-cell office:value-type="float" office:value="0.672381" calcext:value-type="float">
            <text:p>0,672381</text:p>
          </table:table-cell>
          <table:table-cell office:value-type="float" office:value="0.677143" calcext:value-type="float">
            <text:p>0,677143</text:p>
          </table:table-cell>
          <table:table-cell office:value-type="float" office:value="0.921905" calcext:value-type="float">
            <text:p>0,921905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6476" calcext:value-type="float">
            <text:p>0,6564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492381" calcext:value-type="float">
            <text:p>0,492381</text:p>
          </table:table-cell>
          <table:table-cell office:value-type="float" office:value="0.595238" calcext:value-type="float">
            <text:p>0,595238</text:p>
          </table:table-cell>
          <table:table-cell office:value-type="float" office:value="0.633333" calcext:value-type="float">
            <text:p>0,633333</text:p>
          </table:table-cell>
          <table:table-cell office:value-type="float" office:value="0.65619" calcext:value-type="float">
            <text:p>0,65619</text:p>
          </table:table-cell>
          <table:table-cell table:number-columns-repeated="3" office:value-type="float" office:value="0.657143" calcext:value-type="float">
            <text:p>0,657143</text:p>
          </table:table-cell>
          <table:table-cell office:value-type="float" office:value="0.662857" calcext:value-type="float">
            <text:p>0,662857</text:p>
          </table:table-cell>
          <table:table-cell office:value-type="float" office:value="0.677143" calcext:value-type="float">
            <text:p>0,677143</text:p>
          </table:table-cell>
          <table:table-cell office:value-type="float" office:value="0.921905" calcext:value-type="float">
            <text:p>0,921905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1048" calcext:value-type="float">
            <text:p>0,6610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435238" calcext:value-type="float">
            <text:p>0,435238</text:p>
          </table:table-cell>
          <table:table-cell office:value-type="float" office:value="0.57619" calcext:value-type="float">
            <text:p>0,57619</text:p>
          </table:table-cell>
          <table:table-cell office:value-type="float" office:value="0.632381" calcext:value-type="float">
            <text:p>0,632381</text:p>
          </table:table-cell>
          <table:table-cell office:value-type="float" office:value="0.65619" calcext:value-type="float">
            <text:p>0,65619</text:p>
          </table:table-cell>
          <table:table-cell table:number-columns-repeated="3" office:value-type="float" office:value="0.657143" calcext:value-type="float">
            <text:p>0,657143</text:p>
          </table:table-cell>
          <table:table-cell office:value-type="float" office:value="0.66" calcext:value-type="float">
            <text:p>0,66</text:p>
          </table:table-cell>
          <table:table-cell office:value-type="float" office:value="0.699048" calcext:value-type="float">
            <text:p>0,699048</text:p>
          </table:table-cell>
          <table:table-cell office:value-type="float" office:value="0.941905" calcext:value-type="float">
            <text:p>0,941905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7238" calcext:value-type="float">
            <text:p>0,6572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499048" calcext:value-type="float">
            <text:p>0,499048</text:p>
          </table:table-cell>
          <table:table-cell office:value-type="float" office:value="0.632381" calcext:value-type="float">
            <text:p>0,632381</text:p>
          </table:table-cell>
          <table:table-cell table:number-columns-repeated="5" office:value-type="float" office:value="0.657143" calcext:value-type="float">
            <text:p>0,657143</text:p>
          </table:table-cell>
          <table:table-cell office:value-type="float" office:value="0.669524" calcext:value-type="float">
            <text:p>0,669524</text:p>
          </table:table-cell>
          <table:table-cell office:value-type="float" office:value="0.741905" calcext:value-type="float">
            <text:p>0,741905</text:p>
          </table:table-cell>
          <table:table-cell office:value-type="float" office:value="0.941905" calcext:value-type="float">
            <text:p>0,941905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7048" calcext:value-type="float">
            <text:p>0,6770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" calcext:value-type="float">
            <text:p>0,5</text:p>
          </table:table-cell>
          <table:table-cell office:value-type="float" office:value="0.645714" calcext:value-type="float">
            <text:p>0,645714</text:p>
          </table:table-cell>
          <table:table-cell table:number-columns-repeated="5" office:value-type="float" office:value="0.657143" calcext:value-type="float">
            <text:p>0,657143</text:p>
          </table:table-cell>
          <table:table-cell office:value-type="float" office:value="0.673333" calcext:value-type="float">
            <text:p>0,673333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941905" calcext:value-type="float">
            <text:p>0,941905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2286" calcext:value-type="float">
            <text:p>0,6722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90476" calcext:value-type="float">
            <text:p>0,590476</text:p>
          </table:table-cell>
          <table:table-cell office:value-type="float" office:value="0.625714" calcext:value-type="float">
            <text:p>0,625714</text:p>
          </table:table-cell>
          <table:table-cell office:value-type="float" office:value="0.653333" calcext:value-type="float">
            <text:p>0,653333</text:p>
          </table:table-cell>
          <table:table-cell table:number-columns-repeated="4" office:value-type="float" office:value="0.657143" calcext:value-type="float">
            <text:p>0,657143</text:p>
          </table:table-cell>
          <table:table-cell office:value-type="float" office:value="0.659048" calcext:value-type="float">
            <text:p>0,659048</text:p>
          </table:table-cell>
          <table:table-cell office:value-type="float" office:value="0.675238" calcext:value-type="float">
            <text:p>0,675238</text:p>
          </table:table-cell>
          <table:table-cell office:value-type="float" office:value="0.698095" calcext:value-type="float">
            <text:p>0,698095</text:p>
          </table:table-cell>
          <table:table-cell office:value-type="float" office:value="0.928571" calcext:value-type="float">
            <text:p>0,92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86857" calcext:value-type="float">
            <text:p>0,6868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59048" calcext:value-type="float">
            <text:p>0,559048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2857" calcext:value-type="float">
            <text:p>0,662857</text:p>
          </table:table-cell>
          <table:table-cell office:value-type="float" office:value="0.72" calcext:value-type="float">
            <text:p>0,72</text:p>
          </table:table-cell>
          <table:table-cell office:value-type="float" office:value="0.921905" calcext:value-type="float">
            <text:p>0,921905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80667" calcext:value-type="float">
            <text:p>0,680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88571" calcext:value-type="float">
            <text:p>0,588571</text:p>
          </table:table-cell>
          <table:table-cell office:value-type="float" office:value="0.654286" calcext:value-type="float">
            <text:p>0,654286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9619" calcext:value-type="float">
            <text:p>0,69619</text:p>
          </table:table-cell>
          <table:table-cell office:value-type="float" office:value="0.921905" calcext:value-type="float">
            <text:p>0,921905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80381" calcext:value-type="float">
            <text:p>0,6803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38095" calcext:value-type="float">
            <text:p>0,438095</text:p>
          </table:table-cell>
          <table:table-cell office:value-type="float" office:value="0.629524" calcext:value-type="float">
            <text:p>0,629524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1905" calcext:value-type="float">
            <text:p>0,661905</text:p>
          </table:table-cell>
          <table:table-cell office:value-type="float" office:value="0.761905" calcext:value-type="float">
            <text:p>0,761905</text:p>
          </table:table-cell>
          <table:table-cell office:value-type="float" office:value="0.921905" calcext:value-type="float">
            <text:p>0,921905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9181" calcext:value-type="float">
            <text:p>0,691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75238" calcext:value-type="float">
            <text:p>0,575238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4762" calcext:value-type="float">
            <text:p>0,664762</text:p>
          </table:table-cell>
          <table:table-cell office:value-type="float" office:value="0.805714" calcext:value-type="float">
            <text:p>0,805714</text:p>
          </table:table-cell>
          <table:table-cell office:value-type="float" office:value="0.921905" calcext:value-type="float">
            <text:p>0,921905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91048" calcext:value-type="float">
            <text:p>0,6910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65619" calcext:value-type="float">
            <text:p>0,65619</text:p>
          </table:table-cell>
          <table:table-cell table:number-columns-repeated="5" office:value-type="float" office:value="0.657143" calcext:value-type="float">
            <text:p>0,657143</text:p>
          </table:table-cell>
          <table:table-cell office:value-type="float" office:value="0.664762" calcext:value-type="float">
            <text:p>0,664762</text:p>
          </table:table-cell>
          <table:table-cell office:value-type="float" office:value="0.762857" calcext:value-type="float">
            <text:p>0,762857</text:p>
          </table:table-cell>
          <table:table-cell office:value-type="float" office:value="0.915238" calcext:value-type="float">
            <text:p>0,91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8181" calcext:value-type="float">
            <text:p>0,681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75238" calcext:value-type="float">
            <text:p>0,575238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95238" calcext:value-type="float">
            <text:p>0,795238</text:p>
          </table:table-cell>
          <table:table-cell office:value-type="float" office:value="0.915238" calcext:value-type="float">
            <text:p>0,91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89524" calcext:value-type="float">
            <text:p>0,6895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38095" calcext:value-type="float">
            <text:p>0,638095</text:p>
          </table:table-cell>
          <table:table-cell office:value-type="float" office:value="0.652381" calcext:value-type="float">
            <text:p>0,652381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2857" calcext:value-type="float">
            <text:p>0,662857</text:p>
          </table:table-cell>
          <table:table-cell office:value-type="float" office:value="0.69619" calcext:value-type="float">
            <text:p>0,69619</text:p>
          </table:table-cell>
          <table:table-cell office:value-type="float" office:value="0.915238" calcext:value-type="float">
            <text:p>0,91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86952" calcext:value-type="float">
            <text:p>0,6869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620952" calcext:value-type="float">
            <text:p>0,620952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8571" calcext:value-type="float">
            <text:p>0,668571</text:p>
          </table:table-cell>
          <table:table-cell office:value-type="float" office:value="0.921905" calcext:value-type="float">
            <text:p>0,921905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81143" calcext:value-type="float">
            <text:p>0,6811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27619" calcext:value-type="float">
            <text:p>0,527619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80952" calcext:value-type="float">
            <text:p>0,680952</text:p>
          </table:table-cell>
          <table:table-cell office:value-type="float" office:value="0.935238" calcext:value-type="float">
            <text:p>0,93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4381" calcext:value-type="float">
            <text:p>0,6743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38095" calcext:value-type="float">
            <text:p>0,638095</text:p>
          </table:table-cell>
          <table:table-cell office:value-type="float" office:value="0.655238" calcext:value-type="float">
            <text:p>0,655238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84762" calcext:value-type="float">
            <text:p>0,684762</text:p>
          </table:table-cell>
          <table:table-cell office:value-type="float" office:value="0.948571" calcext:value-type="float">
            <text:p>0,9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88857" calcext:value-type="float">
            <text:p>0,6888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622857" calcext:value-type="float">
            <text:p>0,622857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2857" calcext:value-type="float">
            <text:p>0,662857</text:p>
          </table:table-cell>
          <table:table-cell office:value-type="float" office:value="0.935238" calcext:value-type="float">
            <text:p>0,93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82095" calcext:value-type="float">
            <text:p>0,6820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47619" calcext:value-type="float">
            <text:p>0,647619</text:p>
          </table:table-cell>
          <table:table-cell office:value-type="float" office:value="0.654286" calcext:value-type="float">
            <text:p>0,654286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728571" calcext:value-type="float">
            <text:p>0,728571</text:p>
          </table:table-cell>
          <table:table-cell office:value-type="float" office:value="0.948571" calcext:value-type="float">
            <text:p>0,9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93143" calcext:value-type="float">
            <text:p>0,6931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47619" calcext:value-type="float">
            <text:p>0,647619</text:p>
          </table:table-cell>
          <table:table-cell office:value-type="float" office:value="0.654286" calcext:value-type="float">
            <text:p>0,654286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735238" calcext:value-type="float">
            <text:p>0,735238</text:p>
          </table:table-cell>
          <table:table-cell office:value-type="float" office:value="0.941905" calcext:value-type="float">
            <text:p>0,941905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93143" calcext:value-type="float">
            <text:p>0,6931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21905" calcext:value-type="float">
            <text:p>0,621905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73619" calcext:value-type="float">
            <text:p>0,73619</text:p>
          </table:table-cell>
          <table:table-cell office:value-type="float" office:value="0.935238" calcext:value-type="float">
            <text:p>0,93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89333" calcext:value-type="float">
            <text:p>0,689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90476" calcext:value-type="float">
            <text:p>0,590476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737143" calcext:value-type="float">
            <text:p>0,737143</text:p>
          </table:table-cell>
          <table:table-cell office:value-type="float" office:value="0.948571" calcext:value-type="float">
            <text:p>0,9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87619" calcext:value-type="float">
            <text:p>0,6876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55238" calcext:value-type="float">
            <text:p>0,555238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714286" calcext:value-type="float">
            <text:p>0,714286</text:p>
          </table:table-cell>
          <table:table-cell office:value-type="float" office:value="0.948571" calcext:value-type="float">
            <text:p>0,9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8181" calcext:value-type="float">
            <text:p>0,681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89524" calcext:value-type="float">
            <text:p>0,589524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59048" calcext:value-type="float">
            <text:p>0,659048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55238" calcext:value-type="float">
            <text:p>0,95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93143" calcext:value-type="float">
            <text:p>0,6931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621905" calcext:value-type="float">
            <text:p>0,621905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5714" calcext:value-type="float">
            <text:p>0,665714</text:p>
          </table:table-cell>
          <table:table-cell office:value-type="float" office:value="0.762857" calcext:value-type="float">
            <text:p>0,762857</text:p>
          </table:table-cell>
          <table:table-cell table:number-columns-repeated="2" office:value-type="float" office:value="0.961905" calcext:value-type="float">
            <text:p>0,961905</text:p>
          </table:table-cell>
          <table:table-cell office:value-type="float" office:value="0.695524" calcext:value-type="float">
            <text:p>0,6955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55238" calcext:value-type="float">
            <text:p>0,555238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0952" calcext:value-type="float">
            <text:p>0,660952</text:p>
          </table:table-cell>
          <table:table-cell office:value-type="float" office:value="0.759048" calcext:value-type="float">
            <text:p>0,759048</text:p>
          </table:table-cell>
          <table:table-cell office:value-type="float" office:value="0.948571" calcext:value-type="float">
            <text:p>0,9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86667" calcext:value-type="float">
            <text:p>0,686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37143" calcext:value-type="float">
            <text:p>0,537143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0952" calcext:value-type="float">
            <text:p>0,660952</text:p>
          </table:table-cell>
          <table:table-cell office:value-type="float" office:value="0.668571" calcext:value-type="float">
            <text:p>0,668571</text:p>
          </table:table-cell>
          <table:table-cell office:value-type="float" office:value="0.955238" calcext:value-type="float">
            <text:p>0,95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6476" calcext:value-type="float">
            <text:p>0,6764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61905" calcext:value-type="float">
            <text:p>0,361905</text:p>
          </table:table-cell>
          <table:table-cell office:value-type="float" office:value="0.490476" calcext:value-type="float">
            <text:p>0,490476</text:p>
          </table:table-cell>
          <table:table-cell office:value-type="float" office:value="0.65619" calcext:value-type="float">
            <text:p>0,65619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5714" calcext:value-type="float">
            <text:p>0,665714</text:p>
          </table:table-cell>
          <table:table-cell office:value-type="float" office:value="0.902857" calcext:value-type="float">
            <text:p>0,902857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581" calcext:value-type="float">
            <text:p>0,665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42857" calcext:value-type="float">
            <text:p>0,542857</text:p>
          </table:table-cell>
          <table:table-cell office:value-type="float" office:value="0.632381" calcext:value-type="float">
            <text:p>0,632381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381" calcext:value-type="float">
            <text:p>0,66381</text:p>
          </table:table-cell>
          <table:table-cell office:value-type="float" office:value="0.866667" calcext:value-type="float">
            <text:p>0,866667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6286" calcext:value-type="float">
            <text:p>0,6762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48571" calcext:value-type="float">
            <text:p>0,548571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" calcext:value-type="float">
            <text:p>0,6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37143" calcext:value-type="float">
            <text:p>0,837143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5524" calcext:value-type="float">
            <text:p>0,6655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05714" calcext:value-type="float">
            <text:p>0,505714</text:p>
          </table:table-cell>
          <table:table-cell office:value-type="float" office:value="0.655238" calcext:value-type="float">
            <text:p>0,655238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30476" calcext:value-type="float">
            <text:p>0,830476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0095" calcext:value-type="float">
            <text:p>0,6600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42857" calcext:value-type="float">
            <text:p>0,542857</text:p>
          </table:table-cell>
          <table:table-cell office:value-type="float" office:value="0.620952" calcext:value-type="float">
            <text:p>0,620952</text:p>
          </table:table-cell>
          <table:table-cell table:number-columns-repeated="5" office:value-type="float" office:value="0.657143" calcext:value-type="float">
            <text:p>0,657143</text:p>
          </table:table-cell>
          <table:table-cell office:value-type="float" office:value="0.661905" calcext:value-type="float">
            <text:p>0,66190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90476" calcext:value-type="float">
            <text:p>0,690476</text:p>
          </table:table-cell>
          <table:table-cell office:value-type="float" office:value="0.928571" calcext:value-type="float">
            <text:p>0,92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85429" calcext:value-type="float">
            <text:p>0,6854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42857" calcext:value-type="float">
            <text:p>0,342857</text:p>
          </table:table-cell>
          <table:table-cell office:value-type="float" office:value="0.542857" calcext:value-type="float">
            <text:p>0,542857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5714" calcext:value-type="float">
            <text:p>0,665714</text:p>
          </table:table-cell>
          <table:table-cell office:value-type="float" office:value="0.705714" calcext:value-type="float">
            <text:p>0,705714</text:p>
          </table:table-cell>
          <table:table-cell office:value-type="float" office:value="0.941905" calcext:value-type="float">
            <text:p>0,941905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9905" calcext:value-type="float">
            <text:p>0,6799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42857" calcext:value-type="float">
            <text:p>0,342857</text:p>
          </table:table-cell>
          <table:table-cell office:value-type="float" office:value="0.588571" calcext:value-type="float">
            <text:p>0,588571</text:p>
          </table:table-cell>
          <table:table-cell table:number-columns-repeated="5" office:value-type="float" office:value="0.657143" calcext:value-type="float">
            <text:p>0,657143</text:p>
          </table:table-cell>
          <table:table-cell office:value-type="float" office:value="0.664762" calcext:value-type="float">
            <text:p>0,66476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89524" calcext:value-type="float">
            <text:p>0,689524</text:p>
          </table:table-cell>
          <table:table-cell office:value-type="float" office:value="0.955238" calcext:value-type="float">
            <text:p>0,95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85048" calcext:value-type="float">
            <text:p>0,6850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6" calcext:value-type="float">
            <text:p>0,6</text:p>
          </table:table-cell>
          <table:table-cell table:number-columns-repeated="5" office:value-type="float" office:value="0.657143" calcext:value-type="float">
            <text:p>0,657143</text:p>
          </table:table-cell>
          <table:table-cell office:value-type="float" office:value="0.66381" calcext:value-type="float">
            <text:p>0,6638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12381" calcext:value-type="float">
            <text:p>0,712381</text:p>
          </table:table-cell>
          <table:table-cell office:value-type="float" office:value="0.955238" calcext:value-type="float">
            <text:p>0,95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88381" calcext:value-type="float">
            <text:p>0,6883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21905" calcext:value-type="float">
            <text:p>0,521905</text:p>
          </table:table-cell>
          <table:table-cell table:number-columns-repeated="5" office:value-type="float" office:value="0.657143" calcext:value-type="float">
            <text:p>0,657143</text:p>
          </table:table-cell>
          <table:table-cell office:value-type="float" office:value="0.661905" calcext:value-type="float">
            <text:p>0,661905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889524" calcext:value-type="float">
            <text:p>0,889524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9238" calcext:value-type="float">
            <text:p>0,6692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29524" calcext:value-type="float">
            <text:p>0,529524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2857" calcext:value-type="float">
            <text:p>0,662857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73333" calcext:value-type="float">
            <text:p>0,873333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7524" calcext:value-type="float">
            <text:p>0,6675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87619" calcext:value-type="float">
            <text:p>0,587619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0952" calcext:value-type="float">
            <text:p>0,66095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932381" calcext:value-type="float">
            <text:p>0,93238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9048" calcext:value-type="float">
            <text:p>0,6790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8" calcext:value-type="float">
            <text:p>0,58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" calcext:value-type="float">
            <text:p>0,6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932381" calcext:value-type="float">
            <text:p>0,93238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819" calcext:value-type="float">
            <text:p>0,678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6" calcext:value-type="float">
            <text:p>0,56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1905" calcext:value-type="float">
            <text:p>0,661905</text:p>
          </table:table-cell>
          <table:table-cell office:value-type="float" office:value="0.902857" calcext:value-type="float">
            <text:p>0,902857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2476" calcext:value-type="float">
            <text:p>0,6724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485714" calcext:value-type="float">
            <text:p>0,485714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5714" calcext:value-type="float">
            <text:p>0,665714</text:p>
          </table:table-cell>
          <table:table-cell office:value-type="float" office:value="0.902857" calcext:value-type="float">
            <text:p>0,902857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5429" calcext:value-type="float">
            <text:p>0,6654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628571" calcext:value-type="float">
            <text:p>0,628571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1905" calcext:value-type="float">
            <text:p>0,661905</text:p>
          </table:table-cell>
          <table:table-cell office:value-type="float" office:value="0.814286" calcext:value-type="float">
            <text:p>0,814286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0476" calcext:value-type="float">
            <text:p>0,6704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628571" calcext:value-type="float">
            <text:p>0,628571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1905" calcext:value-type="float">
            <text:p>0,661905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7524" calcext:value-type="float">
            <text:p>0,6675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90476" calcext:value-type="float">
            <text:p>0,590476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14286" calcext:value-type="float">
            <text:p>0,814286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7143" calcext:value-type="float">
            <text:p>0,6671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58095" calcext:value-type="float">
            <text:p>0,558095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0952" calcext:value-type="float">
            <text:p>0,66095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1333" calcext:value-type="float">
            <text:p>0,6613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92381" calcext:value-type="float">
            <text:p>0,592381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14286" calcext:value-type="float">
            <text:p>0,814286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7333" calcext:value-type="float">
            <text:p>0,6673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9" office:value-type="float" office:value="0.657143" calcext:value-type="float">
            <text:p>0,65714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0857" calcext:value-type="float">
            <text:p>0,6708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97143" calcext:value-type="float">
            <text:p>0,597143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381" calcext:value-type="float">
            <text:p>0,6638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5524" calcext:value-type="float">
            <text:p>0,6655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55238" calcext:value-type="float">
            <text:p>0,555238</text:p>
          </table:table-cell>
          <table:table-cell table:number-columns-repeated="6" office:value-type="float" office:value="0.657143" calcext:value-type="float">
            <text:p>0,657143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1619" calcext:value-type="float">
            <text:p>0,6616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58095" calcext:value-type="float">
            <text:p>0,558095</text:p>
          </table:table-cell>
          <table:table-cell table:number-columns-repeated="5" office:value-type="float" office:value="0.657143" calcext:value-type="float">
            <text:p>0,657143</text:p>
          </table:table-cell>
          <table:table-cell office:value-type="float" office:value="0.659048" calcext:value-type="float">
            <text:p>0,659048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814286" calcext:value-type="float">
            <text:p>0,814286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5048" calcext:value-type="float">
            <text:p>0,6650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47619" calcext:value-type="float">
            <text:p>0,47619</text:p>
          </table:table-cell>
          <table:table-cell table:number-columns-repeated="5" office:value-type="float" office:value="0.657143" calcext:value-type="float">
            <text:p>0,657143</text:p>
          </table:table-cell>
          <table:table-cell office:value-type="float" office:value="0.659048" calcext:value-type="float">
            <text:p>0,659048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814286" calcext:value-type="float">
            <text:p>0,814286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6857" calcext:value-type="float">
            <text:p>0,6568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13333" calcext:value-type="float">
            <text:p>0,513333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2857" calcext:value-type="float">
            <text:p>0,662857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7048" calcext:value-type="float">
            <text:p>0,6570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449524" calcext:value-type="float">
            <text:p>0,449524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58095" calcext:value-type="float">
            <text:p>0,65809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019" calcext:value-type="float">
            <text:p>0,650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71429" calcext:value-type="float">
            <text:p>0,571429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381" calcext:value-type="float">
            <text:p>0,66381</text:p>
          </table:table-cell>
          <table:table-cell office:value-type="float" office:value="0.814286" calcext:value-type="float">
            <text:p>0,814286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4952" calcext:value-type="float">
            <text:p>0,6649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492381" calcext:value-type="float">
            <text:p>0,492381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" calcext:value-type="float">
            <text:p>0,66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3714" calcext:value-type="float">
            <text:p>0,6537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78095" calcext:value-type="float">
            <text:p>0,578095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8381" calcext:value-type="float">
            <text:p>0,7838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1905" calcext:value-type="float">
            <text:p>0,6619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09524" calcext:value-type="float">
            <text:p>0,509524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58095" calcext:value-type="float">
            <text:p>0,658095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5238" calcext:value-type="float">
            <text:p>0,6552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09524" calcext:value-type="float">
            <text:p>0,509524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58095" calcext:value-type="float">
            <text:p>0,658095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5238" calcext:value-type="float">
            <text:p>0,6552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42857" calcext:value-type="float">
            <text:p>0,542857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4762" calcext:value-type="float">
            <text:p>0,664762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9238" calcext:value-type="float">
            <text:p>0,6592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0952" calcext:value-type="float">
            <text:p>0,66095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5524" calcext:value-type="float">
            <text:p>0,6655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2857" calcext:value-type="float">
            <text:p>0,662857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2381" calcext:value-type="float">
            <text:p>0,6723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6" calcext:value-type="float">
            <text:p>0,6</text:p>
          </table:table-cell>
          <table:table-cell table:number-columns-repeated="5" office:value-type="float" office:value="0.657143" calcext:value-type="float">
            <text:p>0,657143</text:p>
          </table:table-cell>
          <table:table-cell office:value-type="float" office:value="0.665714" calcext:value-type="float">
            <text:p>0,665714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952" calcext:value-type="float">
            <text:p>0,6669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628571" calcext:value-type="float">
            <text:p>0,628571</text:p>
          </table:table-cell>
          <table:table-cell table:number-columns-repeated="5" office:value-type="float" office:value="0.657143" calcext:value-type="float">
            <text:p>0,657143</text:p>
          </table:table-cell>
          <table:table-cell office:value-type="float" office:value="0.662857" calcext:value-type="float">
            <text:p>0,662857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755238" calcext:value-type="float">
            <text:p>0,75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571" calcext:value-type="float">
            <text:p>0,6665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95238" calcext:value-type="float">
            <text:p>0,595238</text:p>
          </table:table-cell>
          <table:table-cell table:number-columns-repeated="6" office:value-type="float" office:value="0.657143" calcext:value-type="float">
            <text:p>0,657143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5619" calcext:value-type="float">
            <text:p>0,6656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71429" calcext:value-type="float">
            <text:p>0,571429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381" calcext:value-type="float">
            <text:p>0,6638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2952" calcext:value-type="float">
            <text:p>0,6629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662857" calcext:value-type="float">
            <text:p>0,662857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1429" calcext:value-type="float">
            <text:p>0,6714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04762" calcext:value-type="float">
            <text:p>0,504762</text:p>
          </table:table-cell>
          <table:table-cell office:value-type="float" office:value="0.641905" calcext:value-type="float">
            <text:p>0,641905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5714" calcext:value-type="float">
            <text:p>0,665714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9238" calcext:value-type="float">
            <text:p>0,6692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04762" calcext:value-type="float">
            <text:p>0,504762</text:p>
          </table:table-cell>
          <table:table-cell office:value-type="float" office:value="0.611429" calcext:value-type="float">
            <text:p>0,611429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58095" calcext:value-type="float">
            <text:p>0,65809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381" calcext:value-type="float">
            <text:p>0,6663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74286" calcext:value-type="float">
            <text:p>0,574286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" calcext:value-type="float">
            <text:p>0,6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2857" calcext:value-type="float">
            <text:p>0,6628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52381" calcext:value-type="float">
            <text:p>0,552381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381" calcext:value-type="float">
            <text:p>0,6638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1048" calcext:value-type="float">
            <text:p>0,6610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70476" calcext:value-type="float">
            <text:p>0,570476</text:p>
          </table:table-cell>
          <table:table-cell table:number-columns-repeated="5" office:value-type="float" office:value="0.657143" calcext:value-type="float">
            <text:p>0,657143</text:p>
          </table:table-cell>
          <table:table-cell office:value-type="float" office:value="0.660952" calcext:value-type="float">
            <text:p>0,660952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3524" calcext:value-type="float">
            <text:p>0,66352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66667" calcext:value-type="float">
            <text:p>0,566667</text:p>
          </table:table-cell>
          <table:table-cell table:number-columns-repeated="4" office:value-type="float" office:value="0.657143" calcext:value-type="float">
            <text:p>0,657143</text:p>
          </table:table-cell>
          <table:table-cell office:value-type="float" office:value="0.658095" calcext:value-type="float">
            <text:p>0,658095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381" calcext:value-type="float">
            <text:p>0,663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14286" calcext:value-type="float">
            <text:p>0,514286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4762" calcext:value-type="float">
            <text:p>0,66476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7333" calcext:value-type="float">
            <text:p>0,6573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1905" calcext:value-type="float">
            <text:p>0,361905</text:p>
          </table:table-cell>
          <table:table-cell office:value-type="float" office:value="0.570476" calcext:value-type="float">
            <text:p>0,570476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1905" calcext:value-type="float">
            <text:p>0,66190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2667" calcext:value-type="float">
            <text:p>0,6626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0952" calcext:value-type="float">
            <text:p>0,660952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219" calcext:value-type="float">
            <text:p>0,6721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66381" calcext:value-type="float">
            <text:p>0,6638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1524" calcext:value-type="float">
            <text:p>0,6715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28571" calcext:value-type="float">
            <text:p>0,428571</text:p>
          </table:table-cell>
          <table:table-cell office:value-type="float" office:value="0.634286" calcext:value-type="float">
            <text:p>0,634286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381" calcext:value-type="float">
            <text:p>0,6638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55238" calcext:value-type="float">
            <text:p>0,75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286" calcext:value-type="float">
            <text:p>0,6662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29524" calcext:value-type="float">
            <text:p>0,529524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" calcext:value-type="float">
            <text:p>0,6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55238" calcext:value-type="float">
            <text:p>0,75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5429" calcext:value-type="float">
            <text:p>0,6554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92381" calcext:value-type="float">
            <text:p>0,592381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58095" calcext:value-type="float">
            <text:p>0,65809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55238" calcext:value-type="float">
            <text:p>0,75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1524" calcext:value-type="float">
            <text:p>0,6615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62381" calcext:value-type="float">
            <text:p>0,62381</text:p>
          </table:table-cell>
          <table:table-cell table:number-columns-repeated="6" office:value-type="float" office:value="0.657143" calcext:value-type="float">
            <text:p>0,657143</text:p>
          </table:table-cell>
          <table:table-cell office:value-type="float" office:value="0.665714" calcext:value-type="float">
            <text:p>0,66571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55238" calcext:value-type="float">
            <text:p>0,75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5429" calcext:value-type="float">
            <text:p>0,6654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82857" calcext:value-type="float">
            <text:p>0,582857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2857" calcext:value-type="float">
            <text:p>0,66285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3048" calcext:value-type="float">
            <text:p>0,6630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9619" calcext:value-type="float">
            <text:p>0,59619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2857" calcext:value-type="float">
            <text:p>0,66285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4381" calcext:value-type="float">
            <text:p>0,6643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71429" calcext:value-type="float">
            <text:p>0,571429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0952" calcext:value-type="float">
            <text:p>0,660952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1714" calcext:value-type="float">
            <text:p>0,6617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42857" calcext:value-type="float">
            <text:p>0,342857</text:p>
          </table:table-cell>
          <table:table-cell office:value-type="float" office:value="0.625714" calcext:value-type="float">
            <text:p>0,625714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0952" calcext:value-type="float">
            <text:p>0,660952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7143" calcext:value-type="float">
            <text:p>0,6671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9" office:value-type="float" office:value="0.657143" calcext:value-type="float">
            <text:p>0,657143</text:p>
          </table:table-cell>
          <table:table-cell office:value-type="float" office:value="0.662857" calcext:value-type="float">
            <text:p>0,66285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0476" calcext:value-type="float">
            <text:p>0,6704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24762" calcext:value-type="float">
            <text:p>0,624762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1905" calcext:value-type="float">
            <text:p>0,661905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7143" calcext:value-type="float">
            <text:p>0,66714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24762" calcext:value-type="float">
            <text:p>0,624762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0952" calcext:value-type="float">
            <text:p>0,660952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7048" calcext:value-type="float">
            <text:p>0,6670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22857" calcext:value-type="float">
            <text:p>0,622857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" calcext:value-type="float">
            <text:p>0,66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762" calcext:value-type="float">
            <text:p>0,6667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62381" calcext:value-type="float">
            <text:p>0,62381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0952" calcext:value-type="float">
            <text:p>0,660952</text:p>
          </table:table-cell>
          <table:table-cell office:value-type="float" office:value="0.755238" calcext:value-type="float">
            <text:p>0,75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4" calcext:value-type="float">
            <text:p>0,6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9" office:value-type="float" office:value="0.657143" calcext:value-type="float">
            <text:p>0,657143</text:p>
          </table:table-cell>
          <table:table-cell office:value-type="float" office:value="0.660952" calcext:value-type="float">
            <text:p>0,660952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0286" calcext:value-type="float">
            <text:p>0,6702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38095" calcext:value-type="float">
            <text:p>0,638095</text:p>
          </table:table-cell>
          <table:table-cell office:value-type="float" office:value="0.655238" calcext:value-type="float">
            <text:p>0,655238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2857" calcext:value-type="float">
            <text:p>0,662857</text:p>
          </table:table-cell>
          <table:table-cell office:value-type="float" office:value="0.784762" calcext:value-type="float">
            <text:p>0,784762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70286" calcext:value-type="float">
            <text:p>0,67028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80952" calcext:value-type="float">
            <text:p>0,380952</text:p>
          </table:table-cell>
          <table:table-cell office:value-type="float" office:value="0.62381" calcext:value-type="float">
            <text:p>0,62381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4762" calcext:value-type="float">
            <text:p>0,664762</text:p>
          </table:table-cell>
          <table:table-cell office:value-type="float" office:value="0.755238" calcext:value-type="float">
            <text:p>0,75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4381" calcext:value-type="float">
            <text:p>0,66438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620952" calcext:value-type="float">
            <text:p>0,620952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66" calcext:value-type="float">
            <text:p>0,66</text:p>
          </table:table-cell>
          <table:table-cell office:value-type="float" office:value="0.755238" calcext:value-type="float">
            <text:p>0,75523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3619" calcext:value-type="float">
            <text:p>0,66361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26667" calcext:value-type="float">
            <text:p>0,526667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8" calcext:value-type="float">
            <text:p>0,7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6381" calcext:value-type="float">
            <text:p>0,6563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492381" calcext:value-type="float">
            <text:p>0,492381</text:p>
          </table:table-cell>
          <table:table-cell office:value-type="float" office:value="0.641905" calcext:value-type="float">
            <text:p>0,641905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78" calcext:value-type="float">
            <text:p>0,7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1429" calcext:value-type="float">
            <text:p>0,6514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47619" calcext:value-type="float">
            <text:p>0,47619</text:p>
          </table:table-cell>
          <table:table-cell office:value-type="float" office:value="0.593333" calcext:value-type="float">
            <text:p>0,593333</text:p>
          </table:table-cell>
          <table:table-cell office:value-type="float" office:value="0.647619" calcext:value-type="float">
            <text:p>0,647619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2" calcext:value-type="float">
            <text:p>0,6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60381" calcext:value-type="float">
            <text:p>0,60381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4" calcext:value-type="float">
            <text:p>0,66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590476" calcext:value-type="float">
            <text:p>0,590476</text:p>
          </table:table-cell>
          <table:table-cell office:value-type="float" office:value="0.638095" calcext:value-type="float">
            <text:p>0,638095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7429" calcext:value-type="float">
            <text:p>0,6674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9333" calcext:value-type="float">
            <text:p>0,6693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9333" calcext:value-type="float">
            <text:p>0,6693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 office:value-type="float" office:value="0.657143" calcext:value-type="float">
            <text:p>0,657143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286" calcext:value-type="float">
            <text:p>0,6662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628571" calcext:value-type="float">
            <text:p>0,628571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3429" calcext:value-type="float">
            <text:p>0,66342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628571" calcext:value-type="float">
            <text:p>0,628571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3429" calcext:value-type="float">
            <text:p>0,6634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 office:value-type="float" office:value="0.657143" calcext:value-type="float">
            <text:p>0,657143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286" calcext:value-type="float">
            <text:p>0,66628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" office:value-type="float" office:value="0.657143" calcext:value-type="float">
            <text:p>0,657143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286" calcext:value-type="float">
            <text:p>0,66628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" office:value-type="float" office:value="0.657143" calcext:value-type="float">
            <text:p>0,657143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286" calcext:value-type="float">
            <text:p>0,6662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24762" calcext:value-type="float">
            <text:p>0,624762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3048" calcext:value-type="float">
            <text:p>0,6630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52381" calcext:value-type="float">
            <text:p>0,352381</text:p>
          </table:table-cell>
          <table:table-cell office:value-type="float" office:value="0.626667" calcext:value-type="float">
            <text:p>0,626667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3238" calcext:value-type="float">
            <text:p>0,6632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52381" calcext:value-type="float">
            <text:p>0,352381</text:p>
          </table:table-cell>
          <table:table-cell office:value-type="float" office:value="0.593333" calcext:value-type="float">
            <text:p>0,593333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9905" calcext:value-type="float">
            <text:p>0,6599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52381" calcext:value-type="float">
            <text:p>0,352381</text:p>
          </table:table-cell>
          <table:table-cell office:value-type="float" office:value="0.565714" calcext:value-type="float">
            <text:p>0,565714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019" calcext:value-type="float">
            <text:p>0,6601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6381" calcext:value-type="float">
            <text:p>0,56381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24762" calcext:value-type="float">
            <text:p>0,624762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095" calcext:value-type="float">
            <text:p>0,66609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24762" calcext:value-type="float">
            <text:p>0,624762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095" calcext:value-type="float">
            <text:p>0,66609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24762" calcext:value-type="float">
            <text:p>0,624762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095" calcext:value-type="float">
            <text:p>0,66609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52381" calcext:value-type="float">
            <text:p>0,352381</text:p>
          </table:table-cell>
          <table:table-cell office:value-type="float" office:value="0.626667" calcext:value-type="float">
            <text:p>0,626667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286" calcext:value-type="float">
            <text:p>0,66628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0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9333" calcext:value-type="float">
            <text:p>0,6693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9333" calcext:value-type="float">
            <text:p>0,6693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0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9333" calcext:value-type="float">
            <text:p>0,669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9333" calcext:value-type="float">
            <text:p>0,6693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62381" calcext:value-type="float">
            <text:p>0,62381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" calcext:value-type="float">
            <text:p>0,6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38095" calcext:value-type="float">
            <text:p>0,438095</text:p>
          </table:table-cell>
          <table:table-cell office:value-type="float" office:value="0.635238" calcext:value-type="float">
            <text:p>0,635238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7143" calcext:value-type="float">
            <text:p>0,66714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91429" calcext:value-type="float">
            <text:p>0,591429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2762" calcext:value-type="float">
            <text:p>0,6627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91429" calcext:value-type="float">
            <text:p>0,591429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2762" calcext:value-type="float">
            <text:p>0,6627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24762" calcext:value-type="float">
            <text:p>0,624762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095" calcext:value-type="float">
            <text:p>0,66609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9333" calcext:value-type="float">
            <text:p>0,6693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61905" calcext:value-type="float">
            <text:p>0,361905</text:p>
          </table:table-cell>
          <table:table-cell office:value-type="float" office:value="0.627619" calcext:value-type="float">
            <text:p>0,627619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381" calcext:value-type="float">
            <text:p>0,66638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0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9333" calcext:value-type="float">
            <text:p>0,6693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9333" calcext:value-type="float">
            <text:p>0,669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90476" calcext:value-type="float">
            <text:p>0,590476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9619" calcext:value-type="float">
            <text:p>0,65961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52381" calcext:value-type="float">
            <text:p>0,552381</text:p>
          </table:table-cell>
          <table:table-cell office:value-type="float" office:value="0.646667" calcext:value-type="float">
            <text:p>0,646667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5238" calcext:value-type="float">
            <text:p>0,66523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61905" calcext:value-type="float">
            <text:p>0,361905</text:p>
          </table:table-cell>
          <table:table-cell office:value-type="float" office:value="0.614286" calcext:value-type="float">
            <text:p>0,614286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2" calcext:value-type="float">
            <text:p>0,6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52381" calcext:value-type="float">
            <text:p>0,552381</text:p>
          </table:table-cell>
          <table:table-cell office:value-type="float" office:value="0.637143" calcext:value-type="float">
            <text:p>0,637143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4286" calcext:value-type="float">
            <text:p>0,6642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77143" calcext:value-type="float">
            <text:p>0,577143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8286" calcext:value-type="float">
            <text:p>0,65828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617143" calcext:value-type="float">
            <text:p>0,617143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2286" calcext:value-type="float">
            <text:p>0,66228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61905" calcext:value-type="float">
            <text:p>0,361905</text:p>
          </table:table-cell>
          <table:table-cell office:value-type="float" office:value="0.625714" calcext:value-type="float">
            <text:p>0,625714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3143" calcext:value-type="float">
            <text:p>0,66314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47619" calcext:value-type="float">
            <text:p>0,647619</text:p>
          </table:table-cell>
          <table:table-cell office:value-type="float" office:value="0.65619" calcext:value-type="float">
            <text:p>0,65619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19" calcext:value-type="float">
            <text:p>0,6661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9333" calcext:value-type="float">
            <text:p>0,66933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9333" calcext:value-type="float">
            <text:p>0,6693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9333" calcext:value-type="float">
            <text:p>0,6693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62381" calcext:value-type="float">
            <text:p>0,62381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" calcext:value-type="float">
            <text:p>0,66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61905" calcext:value-type="float">
            <text:p>0,361905</text:p>
          </table:table-cell>
          <table:table-cell office:value-type="float" office:value="0.598095" calcext:value-type="float">
            <text:p>0,598095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3429" calcext:value-type="float">
            <text:p>0,6634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62381" calcext:value-type="float">
            <text:p>0,62381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" calcext:value-type="float">
            <text:p>0,66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62381" calcext:value-type="float">
            <text:p>0,62381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" calcext:value-type="float">
            <text:p>0,66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24762" calcext:value-type="float">
            <text:p>0,624762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095" calcext:value-type="float">
            <text:p>0,66609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59048" calcext:value-type="float">
            <text:p>0,559048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9524" calcext:value-type="float">
            <text:p>0,65952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62381" calcext:value-type="float">
            <text:p>0,62381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" calcext:value-type="float">
            <text:p>0,66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62381" calcext:value-type="float">
            <text:p>0,62381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" calcext:value-type="float">
            <text:p>0,66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613333" calcext:value-type="float">
            <text:p>0,613333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4952" calcext:value-type="float">
            <text:p>0,6649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38095" calcext:value-type="float">
            <text:p>0,438095</text:p>
          </table:table-cell>
          <table:table-cell office:value-type="float" office:value="0.625714" calcext:value-type="float">
            <text:p>0,625714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19" calcext:value-type="float">
            <text:p>0,666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38095" calcext:value-type="float">
            <text:p>0,638095</text:p>
          </table:table-cell>
          <table:table-cell office:value-type="float" office:value="0.64381" calcext:value-type="float">
            <text:p>0,64381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8" calcext:value-type="float">
            <text:p>0,66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38095" calcext:value-type="float">
            <text:p>0,638095</text:p>
          </table:table-cell>
          <table:table-cell office:value-type="float" office:value="0.647619" calcext:value-type="float">
            <text:p>0,647619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8381" calcext:value-type="float">
            <text:p>0,66838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38095" calcext:value-type="float">
            <text:p>0,638095</text:p>
          </table:table-cell>
          <table:table-cell office:value-type="float" office:value="0.651429" calcext:value-type="float">
            <text:p>0,651429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8762" calcext:value-type="float">
            <text:p>0,6687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80952" calcext:value-type="float">
            <text:p>0,580952</text:p>
          </table:table-cell>
          <table:table-cell office:value-type="float" office:value="0.633333" calcext:value-type="float">
            <text:p>0,633333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952" calcext:value-type="float">
            <text:p>0,66695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38095" calcext:value-type="float">
            <text:p>0,638095</text:p>
          </table:table-cell>
          <table:table-cell office:value-type="float" office:value="0.647619" calcext:value-type="float">
            <text:p>0,647619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8381" calcext:value-type="float">
            <text:p>0,66838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614286" calcext:value-type="float">
            <text:p>0,614286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5048" calcext:value-type="float">
            <text:p>0,66504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0.638095" calcext:value-type="float">
            <text:p>0,638095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7429" calcext:value-type="float">
            <text:p>0,66742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38095" calcext:value-type="float">
            <text:p>0,638095</text:p>
          </table:table-cell>
          <table:table-cell office:value-type="float" office:value="0.647619" calcext:value-type="float">
            <text:p>0,647619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8381" calcext:value-type="float">
            <text:p>0,66838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38095" calcext:value-type="float">
            <text:p>0,638095</text:p>
          </table:table-cell>
          <table:table-cell office:value-type="float" office:value="0.645714" calcext:value-type="float">
            <text:p>0,645714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819" calcext:value-type="float">
            <text:p>0,668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38095" calcext:value-type="float">
            <text:p>0,638095</text:p>
          </table:table-cell>
          <table:table-cell office:value-type="float" office:value="0.651429" calcext:value-type="float">
            <text:p>0,651429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8762" calcext:value-type="float">
            <text:p>0,66876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38095" calcext:value-type="float">
            <text:p>0,638095</text:p>
          </table:table-cell>
          <table:table-cell office:value-type="float" office:value="0.649524" calcext:value-type="float">
            <text:p>0,649524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8571" calcext:value-type="float">
            <text:p>0,6685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58095" calcext:value-type="float">
            <text:p>0,558095</text:p>
          </table:table-cell>
          <table:table-cell office:value-type="float" office:value="0.655238" calcext:value-type="float">
            <text:p>0,655238</text:p>
          </table:table-cell>
          <table:table-cell table:number-columns-repeated="7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9238" calcext:value-type="float">
            <text:p>0,6592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86667" calcext:value-type="float">
            <text:p>0,586667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2286" calcext:value-type="float">
            <text:p>0,6622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61905" calcext:value-type="float">
            <text:p>0,561905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5981" calcext:value-type="float">
            <text:p>0,659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52381" calcext:value-type="float">
            <text:p>0,552381</text:p>
          </table:table-cell>
          <table:table-cell office:value-type="float" office:value="0.635238" calcext:value-type="float">
            <text:p>0,635238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7143" calcext:value-type="float">
            <text:p>0,66714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89524" calcext:value-type="float">
            <text:p>0,589524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2571" calcext:value-type="float">
            <text:p>0,66257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52381" calcext:value-type="float">
            <text:p>0,552381</text:p>
          </table:table-cell>
          <table:table-cell office:value-type="float" office:value="0.632381" calcext:value-type="float">
            <text:p>0,632381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6857" calcext:value-type="float">
            <text:p>0,6668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590476" calcext:value-type="float">
            <text:p>0,590476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2667" calcext:value-type="float">
            <text:p>0,6626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38095" calcext:value-type="float">
            <text:p>0,638095</text:p>
          </table:table-cell>
          <table:table-cell office:value-type="float" office:value="0.653333" calcext:value-type="float">
            <text:p>0,653333</text:p>
          </table:table-cell>
          <table:table-cell table:number-columns-repeated="8" office:value-type="float" office:value="0.657143" calcext:value-type="float">
            <text:p>0,657143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61905" calcext:value-type="float">
            <text:p>0,961905</text:p>
          </table:table-cell>
          <table:table-cell office:value-type="float" office:value="0.668952" calcext:value-type="float">
            <text:p>0,668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.00.0000</text:date>, <text:time style:data-style-name="N2" text:time-value="23:07:39.311888760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6T23:11:29.232070367</dc:date>
    <meta:editing-duration>PT8M31S</meta:editing-duration>
    <meta:editing-cycles>2</meta:editing-cycles>
    <meta:generator>LibreOffice/6.4.7.2$Linux_X86_64 LibreOffice_project/40$Build-2</meta:generator>
    <meta:document-statistic meta:table-count="1" meta:cell-count="28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7cm" svg:height="13.82cm" xlink:href=".." xlink:type="simple" chart:class="chart:line" chart:style-name="ch1">
        <chart:legend chart:legend-position="end" svg:x="21.744cm" svg:y="3.872cm" style:legend-expansion="high" chart:style-name="ch2"/>
        <chart:plot-area chart:style-name="ch3" table:cell-range-address="accuracy.A2:accuracy.A201 accuracy.C1:accuracy.N201" chart:data-source-has-labels="both" svg:x="1.502cm" svg:y="0.276cm" svg:width="19.751cm" svg:height="12.287cm">
          <chartooo:coordinate-region svg:x="2.229cm" svg:y="0.397cm" svg:width="18.979cm" svg:height="11.163cm"/>
          <chart:axis chart:dimension="x" chart:name="primary-x" chart:style-name="ch4" chartooo:axis-type="auto">
            <chartooo:date-scale/>
            <chart:title svg:x="10.552cm" svg:y="12.839cm" chart:style-name="ch5">
              <text:p>generacija</text:p>
            </chart:title>
            <chart:categories table:cell-range-address="accuracy.A2:accuracy.A201"/>
          </chart:axis>
          <chart:axis chart:dimension="y" chart:name="primary-y" chart:style-name="ch4">
            <chart:title svg:x="0.451cm" svg:y="6.992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201" chart:label-cell-address="accuracy.C1:accuracy.C1" chart:class="chart:line">
            <chart:data-point chart:repeated="200"/>
          </chart:series>
          <chart:series chart:style-name="ch9" chart:values-cell-range-address="accuracy.D2:accuracy.D201" chart:label-cell-address="accuracy.D1:accuracy.D1" chart:class="chart:line">
            <chart:data-point chart:repeated="200"/>
          </chart:series>
          <chart:series chart:style-name="ch10" chart:values-cell-range-address="accuracy.E2:accuracy.E201" chart:label-cell-address="accuracy.E1:accuracy.E1" chart:class="chart:line">
            <chart:data-point chart:repeated="200"/>
          </chart:series>
          <chart:series chart:style-name="ch11" chart:values-cell-range-address="accuracy.F2:accuracy.F201" chart:label-cell-address="accuracy.F1:accuracy.F1" chart:class="chart:line">
            <chart:data-point chart:repeated="200"/>
          </chart:series>
          <chart:series chart:style-name="ch12" chart:values-cell-range-address="accuracy.G2:accuracy.G201" chart:label-cell-address="accuracy.G1:accuracy.G1" chart:class="chart:line">
            <chart:data-point chart:repeated="200"/>
          </chart:series>
          <chart:series chart:style-name="ch13" chart:values-cell-range-address="accuracy.H2:accuracy.H201" chart:label-cell-address="accuracy.H1:accuracy.H1" chart:class="chart:line">
            <chart:data-point chart:repeated="200"/>
          </chart:series>
          <chart:series chart:style-name="ch14" chart:values-cell-range-address="accuracy.I2:accuracy.I201" chart:label-cell-address="accuracy.I1:accuracy.I1" chart:class="chart:line">
            <chart:data-point chart:repeated="200"/>
          </chart:series>
          <chart:series chart:style-name="ch15" chart:values-cell-range-address="accuracy.J2:accuracy.J201" chart:label-cell-address="accuracy.J1:accuracy.J1" chart:class="chart:line">
            <chart:data-point chart:repeated="200"/>
          </chart:series>
          <chart:series chart:style-name="ch16" chart:values-cell-range-address="accuracy.K2:accuracy.K201" chart:label-cell-address="accuracy.K1:accuracy.K1" chart:class="chart:line">
            <chart:data-point chart:repeated="200"/>
          </chart:series>
          <chart:series chart:style-name="ch17" chart:values-cell-range-address="accuracy.L2:accuracy.L201" chart:label-cell-address="accuracy.L1:accuracy.L1" chart:class="chart:line">
            <chart:data-point chart:repeated="200"/>
          </chart:series>
          <chart:series chart:style-name="ch18" chart:values-cell-range-address="accuracy.M2:accuracy.M201" chart:label-cell-address="accuracy.M1:accuracy.M1" chart:class="chart:line">
            <chart:data-point chart:repeated="200"/>
          </chart:series>
          <chart:series chart:style-name="ch19" chart:values-cell-range-address="accuracy.N2:accuracy.N201" chart:label-cell-address="accuracy.N1:accuracy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201</svg:desc>
                </draw:g>
              </table:table-cell>
              <table:table-cell office:value-type="float" office:value="0.245714">
                <text:p>0.245714</text:p>
                <draw:g>
                  <svg:desc>accuracy.C2:accuracy.C201</svg:desc>
                </draw:g>
              </table:table-cell>
              <table:table-cell office:value-type="float" office:value="0.32381">
                <text:p>0.32381</text:p>
                <draw:g>
                  <svg:desc>accuracy.D2:accuracy.D201</svg:desc>
                </draw:g>
              </table:table-cell>
              <table:table-cell office:value-type="float" office:value="0.328571">
                <text:p>0.328571</text:p>
                <draw:g>
                  <svg:desc>accuracy.E2:accuracy.E201</svg:desc>
                </draw:g>
              </table:table-cell>
              <table:table-cell office:value-type="float" office:value="0.333333">
                <text:p>0.333333</text:p>
                <draw:g>
                  <svg:desc>accuracy.F2:accuracy.F201</svg:desc>
                </draw:g>
              </table:table-cell>
              <table:table-cell office:value-type="float" office:value="0.333333">
                <text:p>0.333333</text:p>
                <draw:g>
                  <svg:desc>accuracy.G2:accuracy.G201</svg:desc>
                </draw:g>
              </table:table-cell>
              <table:table-cell office:value-type="float" office:value="0.333333">
                <text:p>0.333333</text:p>
                <draw:g>
                  <svg:desc>accuracy.H2:accuracy.H201</svg:desc>
                </draw:g>
              </table:table-cell>
              <table:table-cell office:value-type="float" office:value="0.333333">
                <text:p>0.333333</text:p>
                <draw:g>
                  <svg:desc>accuracy.I2:accuracy.I201</svg:desc>
                </draw:g>
              </table:table-cell>
              <table:table-cell office:value-type="float" office:value="0.34">
                <text:p>0.34</text:p>
                <draw:g>
                  <svg:desc>accuracy.J2:accuracy.J201</svg:desc>
                </draw:g>
              </table:table-cell>
              <table:table-cell office:value-type="float" office:value="0.342857">
                <text:p>0.342857</text:p>
                <draw:g>
                  <svg:desc>accuracy.K2:accuracy.K201</svg:desc>
                </draw:g>
              </table:table-cell>
              <table:table-cell office:value-type="float" office:value="0.472381">
                <text:p>0.472381</text:p>
                <draw:g>
                  <svg:desc>accuracy.L2:accuracy.L201</svg:desc>
                </draw:g>
              </table:table-cell>
              <table:table-cell office:value-type="float" office:value="0.67619">
                <text:p>0.67619</text:p>
                <draw:g>
                  <svg:desc>accuracy.M2:accuracy.M201</svg:desc>
                </draw:g>
              </table:table-cell>
              <table:table-cell office:value-type="float" office:value="0.338667">
                <text:p>0.338667</text:p>
                <draw:g>
                  <svg:desc>accuracy.N2:accuracy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01905">
                <text:p>0.301905</text:p>
              </table:table-cell>
              <table:table-cell office:value-type="float" office:value="0.32381">
                <text:p>0.32381</text:p>
              </table:table-cell>
              <table:table-cell office:value-type="float" office:value="0.329524">
                <text:p>0.32952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7143">
                <text:p>0.337143</text:p>
              </table:table-cell>
              <table:table-cell office:value-type="float" office:value="0.342857">
                <text:p>0.342857</text:p>
              </table:table-cell>
              <table:table-cell office:value-type="float" office:value="0.342857">
                <text:p>0.342857</text:p>
              </table:table-cell>
              <table:table-cell office:value-type="float" office:value="0.342857">
                <text:p>0.342857</text:p>
              </table:table-cell>
              <table:table-cell office:value-type="float" office:value="0.604762">
                <text:p>0.604762</text:p>
              </table:table-cell>
              <table:table-cell office:value-type="float" office:value="0.67619">
                <text:p>0.67619</text:p>
              </table:table-cell>
              <table:table-cell office:value-type="float" office:value="0.359238">
                <text:p>0.3592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381">
                <text:p>0.32381</text:p>
              </table:table-cell>
              <table:table-cell office:value-type="float" office:value="0.325714">
                <text:p>0.32571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5238">
                <text:p>0.335238</text:p>
              </table:table-cell>
              <table:table-cell office:value-type="float" office:value="0.342857">
                <text:p>0.342857</text:p>
              </table:table-cell>
              <table:table-cell office:value-type="float" office:value="0.342857">
                <text:p>0.342857</text:p>
              </table:table-cell>
              <table:table-cell office:value-type="float" office:value="0.342857">
                <text:p>0.342857</text:p>
              </table:table-cell>
              <table:table-cell office:value-type="float" office:value="0.54381">
                <text:p>0.54381</text:p>
              </table:table-cell>
              <table:table-cell office:value-type="float" office:value="0.704762">
                <text:p>0.70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392857">
                <text:p>0.3928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14286">
                <text:p>0.314286</text:p>
              </table:table-cell>
              <table:table-cell office:value-type="float" office:value="0.332381">
                <text:p>0.332381</text:p>
              </table:table-cell>
              <table:table-cell office:value-type="float" office:value="0.333333">
                <text:p>0.333333</text:p>
              </table:table-cell>
              <table:table-cell office:value-type="float" office:value="0.342857">
                <text:p>0.342857</text:p>
              </table:table-cell>
              <table:table-cell office:value-type="float" office:value="0.342857">
                <text:p>0.342857</text:p>
              </table:table-cell>
              <table:table-cell office:value-type="float" office:value="0.342857">
                <text:p>0.342857</text:p>
              </table:table-cell>
              <table:table-cell office:value-type="float" office:value="0.342857">
                <text:p>0.342857</text:p>
              </table:table-cell>
              <table:table-cell office:value-type="float" office:value="0.588571">
                <text:p>0.588571</text:p>
              </table:table-cell>
              <table:table-cell office:value-type="float" office:value="0.666667">
                <text:p>0.666667</text:p>
              </table:table-cell>
              <table:table-cell office:value-type="float" office:value="0.73619">
                <text:p>0.73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434286">
                <text:p>0.4342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24762">
                <text:p>0.324762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7143">
                <text:p>0.337143</text:p>
              </table:table-cell>
              <table:table-cell office:value-type="float" office:value="0.342857">
                <text:p>0.342857</text:p>
              </table:table-cell>
              <table:table-cell office:value-type="float" office:value="0.342857">
                <text:p>0.342857</text:p>
              </table:table-cell>
              <table:table-cell office:value-type="float" office:value="0.40381">
                <text:p>0.40381</text:p>
              </table:table-cell>
              <table:table-cell office:value-type="float" office:value="0.655238">
                <text:p>0.655238</text:p>
              </table:table-cell>
              <table:table-cell office:value-type="float" office:value="0.672381">
                <text:p>0.672381</text:p>
              </table:table-cell>
              <table:table-cell office:value-type="float" office:value="0.764762">
                <text:p>0.76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451048">
                <text:p>0.4510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2381">
                <text:p>0.3238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619">
                <text:p>0.33619</text:p>
              </table:table-cell>
              <table:table-cell office:value-type="float" office:value="0.353333">
                <text:p>0.353333</text:p>
              </table:table-cell>
              <table:table-cell office:value-type="float" office:value="0.477143">
                <text:p>0.477143</text:p>
              </table:table-cell>
              <table:table-cell office:value-type="float" office:value="0.642857">
                <text:p>0.642857</text:p>
              </table:table-cell>
              <table:table-cell office:value-type="float" office:value="0.660952">
                <text:p>0.660952</text:p>
              </table:table-cell>
              <table:table-cell office:value-type="float" office:value="0.67619">
                <text:p>0.67619</text:p>
              </table:table-cell>
              <table:table-cell office:value-type="float" office:value="0.793333">
                <text:p>0.79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493048">
                <text:p>0.4930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28571">
                <text:p>0.32857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619">
                <text:p>0.33619</text:p>
              </table:table-cell>
              <table:table-cell office:value-type="float" office:value="0.342857">
                <text:p>0.342857</text:p>
              </table:table-cell>
              <table:table-cell office:value-type="float" office:value="0.42381">
                <text:p>0.42381</text:p>
              </table:table-cell>
              <table:table-cell office:value-type="float" office:value="0.577143">
                <text:p>0.57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8571">
                <text:p>0.668571</text:p>
              </table:table-cell>
              <table:table-cell office:value-type="float" office:value="0.67619">
                <text:p>0.67619</text:p>
              </table:table-cell>
              <table:table-cell office:value-type="float" office:value="0.887619">
                <text:p>0.887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523143">
                <text:p>0.5231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27619">
                <text:p>0.327619</text:p>
              </table:table-cell>
              <table:table-cell office:value-type="float" office:value="0.333333">
                <text:p>0.333333</text:p>
              </table:table-cell>
              <table:table-cell office:value-type="float" office:value="0.34">
                <text:p>0.34</text:p>
              </table:table-cell>
              <table:table-cell office:value-type="float" office:value="0.413333">
                <text:p>0.413333</text:p>
              </table:table-cell>
              <table:table-cell office:value-type="float" office:value="0.597143">
                <text:p>0.59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7619">
                <text:p>0.67619</text:p>
              </table:table-cell>
              <table:table-cell office:value-type="float" office:value="0.68381">
                <text:p>0.68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561905">
                <text:p>0.5619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0476">
                <text:p>0.33047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59048">
                <text:p>0.359048</text:p>
              </table:table-cell>
              <table:table-cell office:value-type="float" office:value="0.49619">
                <text:p>0.49619</text:p>
              </table:table-cell>
              <table:table-cell office:value-type="float" office:value="0.633333">
                <text:p>0.633333</text:p>
              </table:table-cell>
              <table:table-cell office:value-type="float" office:value="0.657143">
                <text:p>0.657143</text:p>
              </table:table-cell>
              <table:table-cell office:value-type="float" office:value="0.672381">
                <text:p>0.672381</text:p>
              </table:table-cell>
              <table:table-cell office:value-type="float" office:value="0.709524">
                <text:p>0.709524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547905">
                <text:p>0.5479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4286">
                <text:p>0.334286</text:p>
              </table:table-cell>
              <table:table-cell office:value-type="float" office:value="0.371429">
                <text:p>0.371429</text:p>
              </table:table-cell>
              <table:table-cell office:value-type="float" office:value="0.541905">
                <text:p>0.541905</text:p>
              </table:table-cell>
              <table:table-cell office:value-type="float" office:value="0.627619">
                <text:p>0.627619</text:p>
              </table:table-cell>
              <table:table-cell office:value-type="float" office:value="0.655238">
                <text:p>0.655238</text:p>
              </table:table-cell>
              <table:table-cell office:value-type="float" office:value="0.657143">
                <text:p>0.657143</text:p>
              </table:table-cell>
              <table:table-cell office:value-type="float" office:value="0.67619">
                <text:p>0.67619</text:p>
              </table:table-cell>
              <table:table-cell office:value-type="float" office:value="0.718095">
                <text:p>0.718095</text:p>
              </table:table-cell>
              <table:table-cell office:value-type="float" office:value="0.951429">
                <text:p>0.951429</text:p>
              </table:table-cell>
              <table:table-cell office:value-type="float" office:value="0.961905">
                <text:p>0.961905</text:p>
              </table:table-cell>
              <table:table-cell office:value-type="float" office:value="0.586667">
                <text:p>0.58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32381">
                <text:p>0.332381</text:p>
              </table:table-cell>
              <table:table-cell office:value-type="float" office:value="0.34">
                <text:p>0.34</text:p>
              </table:table-cell>
              <table:table-cell office:value-type="float" office:value="0.393333">
                <text:p>0.393333</text:p>
              </table:table-cell>
              <table:table-cell office:value-type="float" office:value="0.579048">
                <text:p>0.579048</text:p>
              </table:table-cell>
              <table:table-cell office:value-type="float" office:value="0.631429">
                <text:p>0.631429</text:p>
              </table:table-cell>
              <table:table-cell office:value-type="float" office:value="0.65619">
                <text:p>0.65619</text:p>
              </table:table-cell>
              <table:table-cell office:value-type="float" office:value="0.662857">
                <text:p>0.662857</text:p>
              </table:table-cell>
              <table:table-cell office:value-type="float" office:value="0.67619">
                <text:p>0.67619</text:p>
              </table:table-cell>
              <table:table-cell office:value-type="float" office:value="0.739048">
                <text:p>0.739048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596762">
                <text:p>0.59676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33333">
                <text:p>0.333333</text:p>
              </table:table-cell>
              <table:table-cell office:value-type="float" office:value="0.341905">
                <text:p>0.341905</text:p>
              </table:table-cell>
              <table:table-cell office:value-type="float" office:value="0.48381">
                <text:p>0.48381</text:p>
              </table:table-cell>
              <table:table-cell office:value-type="float" office:value="0.607619">
                <text:p>0.607619</text:p>
              </table:table-cell>
              <table:table-cell office:value-type="float" office:value="0.635238">
                <text:p>0.635238</text:p>
              </table:table-cell>
              <table:table-cell office:value-type="float" office:value="0.657143">
                <text:p>0.657143</text:p>
              </table:table-cell>
              <table:table-cell office:value-type="float" office:value="0.671429">
                <text:p>0.671429</text:p>
              </table:table-cell>
              <table:table-cell office:value-type="float" office:value="0.67619">
                <text:p>0.67619</text:p>
              </table:table-cell>
              <table:table-cell office:value-type="float" office:value="0.734286">
                <text:p>0.734286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8571">
                <text:p>0.348571</text:p>
              </table:table-cell>
              <table:table-cell office:value-type="float" office:value="0.499048">
                <text:p>0.499048</text:p>
              </table:table-cell>
              <table:table-cell office:value-type="float" office:value="0.629524">
                <text:p>0.629524</text:p>
              </table:table-cell>
              <table:table-cell office:value-type="float" office:value="0.655238">
                <text:p>0.655238</text:p>
              </table:table-cell>
              <table:table-cell office:value-type="float" office:value="0.670476">
                <text:p>0.670476</text:p>
              </table:table-cell>
              <table:table-cell office:value-type="float" office:value="0.67619">
                <text:p>0.67619</text:p>
              </table:table-cell>
              <table:table-cell office:value-type="float" office:value="0.742857">
                <text:p>0.742857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584381">
                <text:p>0.5843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5238">
                <text:p>0.335238</text:p>
              </table:table-cell>
              <table:table-cell office:value-type="float" office:value="0.369524">
                <text:p>0.369524</text:p>
              </table:table-cell>
              <table:table-cell office:value-type="float" office:value="0.550476">
                <text:p>0.550476</text:p>
              </table:table-cell>
              <table:table-cell office:value-type="float" office:value="0.631429">
                <text:p>0.631429</text:p>
              </table:table-cell>
              <table:table-cell office:value-type="float" office:value="0.65619">
                <text:p>0.65619</text:p>
              </table:table-cell>
              <table:table-cell office:value-type="float" office:value="0.668571">
                <text:p>0.668571</text:p>
              </table:table-cell>
              <table:table-cell office:value-type="float" office:value="0.67619">
                <text:p>0.67619</text:p>
              </table:table-cell>
              <table:table-cell office:value-type="float" office:value="0.697143">
                <text:p>0.697143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587333">
                <text:p>0.5873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30476">
                <text:p>0.330476</text:p>
              </table:table-cell>
              <table:table-cell office:value-type="float" office:value="0.333333">
                <text:p>0.333333</text:p>
              </table:table-cell>
              <table:table-cell office:value-type="float" office:value="0.395238">
                <text:p>0.395238</text:p>
              </table:table-cell>
              <table:table-cell office:value-type="float" office:value="0.592381">
                <text:p>0.592381</text:p>
              </table:table-cell>
              <table:table-cell office:value-type="float" office:value="0.638095">
                <text:p>0.638095</text:p>
              </table:table-cell>
              <table:table-cell office:value-type="float" office:value="0.65619">
                <text:p>0.65619</text:p>
              </table:table-cell>
              <table:table-cell office:value-type="float" office:value="0.668571">
                <text:p>0.668571</text:p>
              </table:table-cell>
              <table:table-cell office:value-type="float" office:value="0.67619">
                <text:p>0.67619</text:p>
              </table:table-cell>
              <table:table-cell office:value-type="float" office:value="0.67619">
                <text:p>0.67619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59219">
                <text:p>0.592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33333">
                <text:p>0.333333</text:p>
              </table:table-cell>
              <table:table-cell office:value-type="float" office:value="0.33619">
                <text:p>0.33619</text:p>
              </table:table-cell>
              <table:table-cell office:value-type="float" office:value="0.407619">
                <text:p>0.407619</text:p>
              </table:table-cell>
              <table:table-cell office:value-type="float" office:value="0.549524">
                <text:p>0.549524</text:p>
              </table:table-cell>
              <table:table-cell office:value-type="float" office:value="0.622857">
                <text:p>0.622857</text:p>
              </table:table-cell>
              <table:table-cell office:value-type="float" office:value="0.646667">
                <text:p>0.646667</text:p>
              </table:table-cell>
              <table:table-cell office:value-type="float" office:value="0.657143">
                <text:p>0.657143</text:p>
              </table:table-cell>
              <table:table-cell office:value-type="float" office:value="0.674286">
                <text:p>0.674286</text:p>
              </table:table-cell>
              <table:table-cell office:value-type="float" office:value="0.702857">
                <text:p>0.702857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588571">
                <text:p>0.5885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30476">
                <text:p>0.330476</text:p>
              </table:table-cell>
              <table:table-cell office:value-type="float" office:value="0.333333">
                <text:p>0.333333</text:p>
              </table:table-cell>
              <table:table-cell office:value-type="float" office:value="0.354286">
                <text:p>0.354286</text:p>
              </table:table-cell>
              <table:table-cell office:value-type="float" office:value="0.50381">
                <text:p>0.50381</text:p>
              </table:table-cell>
              <table:table-cell office:value-type="float" office:value="0.620952">
                <text:p>0.620952</text:p>
              </table:table-cell>
              <table:table-cell office:value-type="float" office:value="0.642857">
                <text:p>0.642857</text:p>
              </table:table-cell>
              <table:table-cell office:value-type="float" office:value="0.657143">
                <text:p>0.657143</text:p>
              </table:table-cell>
              <table:table-cell office:value-type="float" office:value="0.664762">
                <text:p>0.664762</text:p>
              </table:table-cell>
              <table:table-cell office:value-type="float" office:value="0.67619">
                <text:p>0.67619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573714">
                <text:p>0.5737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8095">
                <text:p>0.338095</text:p>
              </table:table-cell>
              <table:table-cell office:value-type="float" office:value="0.431429">
                <text:p>0.431429</text:p>
              </table:table-cell>
              <table:table-cell office:value-type="float" office:value="0.609524">
                <text:p>0.609524</text:p>
              </table:table-cell>
              <table:table-cell office:value-type="float" office:value="0.644762">
                <text:p>0.644762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9524">
                <text:p>0.669524</text:p>
              </table:table-cell>
              <table:table-cell office:value-type="float" office:value="0.67619">
                <text:p>0.67619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597048">
                <text:p>0.59704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33333">
                <text:p>0.333333</text:p>
              </table:table-cell>
              <table:table-cell office:value-type="float" office:value="0.397143">
                <text:p>0.397143</text:p>
              </table:table-cell>
              <table:table-cell office:value-type="float" office:value="0.574286">
                <text:p>0.574286</text:p>
              </table:table-cell>
              <table:table-cell office:value-type="float" office:value="0.624762">
                <text:p>0.624762</text:p>
              </table:table-cell>
              <table:table-cell office:value-type="float" office:value="0.651429">
                <text:p>0.65142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70476">
                <text:p>0.670476</text:p>
              </table:table-cell>
              <table:table-cell office:value-type="float" office:value="0.67619">
                <text:p>0.67619</text:p>
              </table:table-cell>
              <table:table-cell office:value-type="float" office:value="0.904762">
                <text:p>0.90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14667">
                <text:p>0.614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53333">
                <text:p>0.353333</text:p>
              </table:table-cell>
              <table:table-cell office:value-type="float" office:value="0.577143">
                <text:p>0.577143</text:p>
              </table:table-cell>
              <table:table-cell office:value-type="float" office:value="0.639048">
                <text:p>0.63904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73333">
                <text:p>0.673333</text:p>
              </table:table-cell>
              <table:table-cell office:value-type="float" office:value="0.67619">
                <text:p>0.67619</text:p>
              </table:table-cell>
              <table:table-cell office:value-type="float" office:value="0.67619">
                <text:p>0.67619</text:p>
              </table:table-cell>
              <table:table-cell office:value-type="float" office:value="0.884762">
                <text:p>0.8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45143">
                <text:p>0.6451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44762">
                <text:p>0.344762</text:p>
              </table:table-cell>
              <table:table-cell office:value-type="float" office:value="0.417143">
                <text:p>0.417143</text:p>
              </table:table-cell>
              <table:table-cell office:value-type="float" office:value="0.591429">
                <text:p>0.591429</text:p>
              </table:table-cell>
              <table:table-cell office:value-type="float" office:value="0.650476">
                <text:p>0.65047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70476">
                <text:p>0.670476</text:p>
              </table:table-cell>
              <table:table-cell office:value-type="float" office:value="0.685714">
                <text:p>0.685714</text:p>
              </table:table-cell>
              <table:table-cell office:value-type="float" office:value="0.918095">
                <text:p>0.91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624952">
                <text:p>0.62495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34286">
                <text:p>0.334286</text:p>
              </table:table-cell>
              <table:table-cell office:value-type="float" office:value="0.37619">
                <text:p>0.37619</text:p>
              </table:table-cell>
              <table:table-cell office:value-type="float" office:value="0.487619">
                <text:p>0.487619</text:p>
              </table:table-cell>
              <table:table-cell office:value-type="float" office:value="0.625714">
                <text:p>0.625714</text:p>
              </table:table-cell>
              <table:table-cell office:value-type="float" office:value="0.65619">
                <text:p>0.65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8571">
                <text:p>0.668571</text:p>
              </table:table-cell>
              <table:table-cell office:value-type="float" office:value="0.687619">
                <text:p>0.687619</text:p>
              </table:table-cell>
              <table:table-cell office:value-type="float" office:value="0.940952">
                <text:p>0.94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609143">
                <text:p>0.6091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50476">
                <text:p>0.350476</text:p>
              </table:table-cell>
              <table:table-cell office:value-type="float" office:value="0.475238">
                <text:p>0.475238</text:p>
              </table:table-cell>
              <table:table-cell office:value-type="float" office:value="0.595238">
                <text:p>0.595238</text:p>
              </table:table-cell>
              <table:table-cell office:value-type="float" office:value="0.646667">
                <text:p>0.646667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0952">
                <text:p>0.660952</text:p>
              </table:table-cell>
              <table:table-cell office:value-type="float" office:value="0.67619">
                <text:p>0.67619</text:p>
              </table:table-cell>
              <table:table-cell office:value-type="float" office:value="0.695238">
                <text:p>0.695238</text:p>
              </table:table-cell>
              <table:table-cell office:value-type="float" office:value="0.939048">
                <text:p>0.93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35333">
                <text:p>0.6353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52381">
                <text:p>0.352381</text:p>
              </table:table-cell>
              <table:table-cell office:value-type="float" office:value="0.531429">
                <text:p>0.531429</text:p>
              </table:table-cell>
              <table:table-cell office:value-type="float" office:value="0.629524">
                <text:p>0.629524</text:p>
              </table:table-cell>
              <table:table-cell office:value-type="float" office:value="0.653333">
                <text:p>0.65333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381">
                <text:p>0.66381</text:p>
              </table:table-cell>
              <table:table-cell office:value-type="float" office:value="0.67619">
                <text:p>0.67619</text:p>
              </table:table-cell>
              <table:table-cell office:value-type="float" office:value="0.69619">
                <text:p>0.69619</text:p>
              </table:table-cell>
              <table:table-cell office:value-type="float" office:value="0.940952">
                <text:p>0.94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64581">
                <text:p>0.645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55238">
                <text:p>0.355238</text:p>
              </table:table-cell>
              <table:table-cell office:value-type="float" office:value="0.520952">
                <text:p>0.520952</text:p>
              </table:table-cell>
              <table:table-cell office:value-type="float" office:value="0.609524">
                <text:p>0.609524</text:p>
              </table:table-cell>
              <table:table-cell office:value-type="float" office:value="0.65619">
                <text:p>0.65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5714">
                <text:p>0.665714</text:p>
              </table:table-cell>
              <table:table-cell office:value-type="float" office:value="0.67619">
                <text:p>0.67619</text:p>
              </table:table-cell>
              <table:table-cell office:value-type="float" office:value="0.690476">
                <text:p>0.690476</text:p>
              </table:table-cell>
              <table:table-cell office:value-type="float" office:value="0.920952">
                <text:p>0.92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640952">
                <text:p>0.6409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53333">
                <text:p>0.353333</text:p>
              </table:table-cell>
              <table:table-cell office:value-type="float" office:value="0.471429">
                <text:p>0.471429</text:p>
              </table:table-cell>
              <table:table-cell office:value-type="float" office:value="0.610476">
                <text:p>0.610476</text:p>
              </table:table-cell>
              <table:table-cell office:value-type="float" office:value="0.651429">
                <text:p>0.65142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1905">
                <text:p>0.661905</text:p>
              </table:table-cell>
              <table:table-cell office:value-type="float" office:value="0.67619">
                <text:p>0.67619</text:p>
              </table:table-cell>
              <table:table-cell office:value-type="float" office:value="0.684762">
                <text:p>0.684762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63819">
                <text:p>0.6381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34286">
                <text:p>0.334286</text:p>
              </table:table-cell>
              <table:table-cell office:value-type="float" office:value="0.38">
                <text:p>0.38</text:p>
              </table:table-cell>
              <table:table-cell office:value-type="float" office:value="0.53619">
                <text:p>0.53619</text:p>
              </table:table-cell>
              <table:table-cell office:value-type="float" office:value="0.639048">
                <text:p>0.63904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67619">
                <text:p>0.67619</text:p>
              </table:table-cell>
              <table:table-cell office:value-type="float" office:value="0.677143">
                <text:p>0.677143</text:p>
              </table:table-cell>
              <table:table-cell office:value-type="float" office:value="0.917143">
                <text:p>0.91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614095">
                <text:p>0.6140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3619">
                <text:p>0.33619</text:p>
              </table:table-cell>
              <table:table-cell office:value-type="float" office:value="0.40381">
                <text:p>0.40381</text:p>
              </table:table-cell>
              <table:table-cell office:value-type="float" office:value="0.531429">
                <text:p>0.531429</text:p>
              </table:table-cell>
              <table:table-cell office:value-type="float" office:value="0.625714">
                <text:p>0.62571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1905">
                <text:p>0.661905</text:p>
              </table:table-cell>
              <table:table-cell office:value-type="float" office:value="0.67619">
                <text:p>0.67619</text:p>
              </table:table-cell>
              <table:table-cell office:value-type="float" office:value="0.67619">
                <text:p>0.67619</text:p>
              </table:table-cell>
              <table:table-cell office:value-type="float" office:value="0.881905">
                <text:p>0.88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610762">
                <text:p>0.61076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42857">
                <text:p>0.342857</text:p>
              </table:table-cell>
              <table:table-cell office:value-type="float" office:value="0.499048">
                <text:p>0.499048</text:p>
              </table:table-cell>
              <table:table-cell office:value-type="float" office:value="0.6">
                <text:p>0.6</text:p>
              </table:table-cell>
              <table:table-cell office:value-type="float" office:value="0.653333">
                <text:p>0.65333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70476">
                <text:p>0.670476</text:p>
              </table:table-cell>
              <table:table-cell office:value-type="float" office:value="0.67619">
                <text:p>0.67619</text:p>
              </table:table-cell>
              <table:table-cell office:value-type="float" office:value="0.67619">
                <text:p>0.67619</text:p>
              </table:table-cell>
              <table:table-cell office:value-type="float" office:value="0.85619">
                <text:p>0.8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628857">
                <text:p>0.62885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39048">
                <text:p>0.339048</text:p>
              </table:table-cell>
              <table:table-cell office:value-type="float" office:value="0.510476">
                <text:p>0.510476</text:p>
              </table:table-cell>
              <table:table-cell office:value-type="float" office:value="0.588571">
                <text:p>0.588571</text:p>
              </table:table-cell>
              <table:table-cell office:value-type="float" office:value="0.650476">
                <text:p>0.65047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2857">
                <text:p>0.662857</text:p>
              </table:table-cell>
              <table:table-cell office:value-type="float" office:value="0.67619">
                <text:p>0.67619</text:p>
              </table:table-cell>
              <table:table-cell office:value-type="float" office:value="0.67619">
                <text:p>0.67619</text:p>
              </table:table-cell>
              <table:table-cell office:value-type="float" office:value="0.878095">
                <text:p>0.87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629619">
                <text:p>0.629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55238">
                <text:p>0.355238</text:p>
              </table:table-cell>
              <table:table-cell office:value-type="float" office:value="0.528571">
                <text:p>0.528571</text:p>
              </table:table-cell>
              <table:table-cell office:value-type="float" office:value="0.618095">
                <text:p>0.618095</text:p>
              </table:table-cell>
              <table:table-cell office:value-type="float" office:value="0.653333">
                <text:p>0.65333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5714">
                <text:p>0.665714</text:p>
              </table:table-cell>
              <table:table-cell office:value-type="float" office:value="0.67619">
                <text:p>0.67619</text:p>
              </table:table-cell>
              <table:table-cell office:value-type="float" office:value="0.67619">
                <text:p>0.67619</text:p>
              </table:table-cell>
              <table:table-cell office:value-type="float" office:value="0.9">
                <text:p>0.9</text:p>
              </table:table-cell>
              <table:table-cell office:value-type="float" office:value="0.961905">
                <text:p>0.961905</text:p>
              </table:table-cell>
              <table:table-cell office:value-type="float" office:value="0.638762">
                <text:p>0.63876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09524">
                <text:p>0.409524</text:p>
              </table:table-cell>
              <table:table-cell office:value-type="float" office:value="0.568571">
                <text:p>0.568571</text:p>
              </table:table-cell>
              <table:table-cell office:value-type="float" office:value="0.633333">
                <text:p>0.633333</text:p>
              </table:table-cell>
              <table:table-cell office:value-type="float" office:value="0.65619">
                <text:p>0.65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73333">
                <text:p>0.673333</text:p>
              </table:table-cell>
              <table:table-cell office:value-type="float" office:value="0.67619">
                <text:p>0.67619</text:p>
              </table:table-cell>
              <table:table-cell office:value-type="float" office:value="0.922857">
                <text:p>0.92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651143">
                <text:p>0.6511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17143">
                <text:p>0.417143</text:p>
              </table:table-cell>
              <table:table-cell office:value-type="float" office:value="0.593333">
                <text:p>0.593333</text:p>
              </table:table-cell>
              <table:table-cell office:value-type="float" office:value="0.649524">
                <text:p>0.64952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4762">
                <text:p>0.664762</text:p>
              </table:table-cell>
              <table:table-cell office:value-type="float" office:value="0.701905">
                <text:p>0.701905</text:p>
              </table:table-cell>
              <table:table-cell office:value-type="float" office:value="0.941905">
                <text:p>0.94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659714">
                <text:p>0.65971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24762">
                <text:p>0.424762</text:p>
              </table:table-cell>
              <table:table-cell office:value-type="float" office:value="0.594286">
                <text:p>0.594286</text:p>
              </table:table-cell>
              <table:table-cell office:value-type="float" office:value="0.645714">
                <text:p>0.64571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72381">
                <text:p>0.672381</text:p>
              </table:table-cell>
              <table:table-cell office:value-type="float" office:value="0.677143">
                <text:p>0.677143</text:p>
              </table:table-cell>
              <table:table-cell office:value-type="float" office:value="0.921905">
                <text:p>0.92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656476">
                <text:p>0.65647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92381">
                <text:p>0.492381</text:p>
              </table:table-cell>
              <table:table-cell office:value-type="float" office:value="0.595238">
                <text:p>0.595238</text:p>
              </table:table-cell>
              <table:table-cell office:value-type="float" office:value="0.633333">
                <text:p>0.633333</text:p>
              </table:table-cell>
              <table:table-cell office:value-type="float" office:value="0.65619">
                <text:p>0.65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2857">
                <text:p>0.662857</text:p>
              </table:table-cell>
              <table:table-cell office:value-type="float" office:value="0.677143">
                <text:p>0.677143</text:p>
              </table:table-cell>
              <table:table-cell office:value-type="float" office:value="0.921905">
                <text:p>0.92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661048">
                <text:p>0.66104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35238">
                <text:p>0.435238</text:p>
              </table:table-cell>
              <table:table-cell office:value-type="float" office:value="0.57619">
                <text:p>0.57619</text:p>
              </table:table-cell>
              <table:table-cell office:value-type="float" office:value="0.632381">
                <text:p>0.632381</text:p>
              </table:table-cell>
              <table:table-cell office:value-type="float" office:value="0.65619">
                <text:p>0.65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">
                <text:p>0.66</text:p>
              </table:table-cell>
              <table:table-cell office:value-type="float" office:value="0.699048">
                <text:p>0.699048</text:p>
              </table:table-cell>
              <table:table-cell office:value-type="float" office:value="0.941905">
                <text:p>0.94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657238">
                <text:p>0.65723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99048">
                <text:p>0.499048</text:p>
              </table:table-cell>
              <table:table-cell office:value-type="float" office:value="0.632381">
                <text:p>0.63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9524">
                <text:p>0.669524</text:p>
              </table:table-cell>
              <table:table-cell office:value-type="float" office:value="0.741905">
                <text:p>0.741905</text:p>
              </table:table-cell>
              <table:table-cell office:value-type="float" office:value="0.941905">
                <text:p>0.94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677048">
                <text:p>0.67704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">
                <text:p>0.5</text:p>
              </table:table-cell>
              <table:table-cell office:value-type="float" office:value="0.645714">
                <text:p>0.64571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73333">
                <text:p>0.673333</text:p>
              </table:table-cell>
              <table:table-cell office:value-type="float" office:value="0.67619">
                <text:p>0.67619</text:p>
              </table:table-cell>
              <table:table-cell office:value-type="float" office:value="0.941905">
                <text:p>0.94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672286">
                <text:p>0.67228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25714">
                <text:p>0.625714</text:p>
              </table:table-cell>
              <table:table-cell office:value-type="float" office:value="0.653333">
                <text:p>0.65333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9048">
                <text:p>0.659048</text:p>
              </table:table-cell>
              <table:table-cell office:value-type="float" office:value="0.675238">
                <text:p>0.675238</text:p>
              </table:table-cell>
              <table:table-cell office:value-type="float" office:value="0.698095">
                <text:p>0.698095</text:p>
              </table:table-cell>
              <table:table-cell office:value-type="float" office:value="0.928571">
                <text:p>0.92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86857">
                <text:p>0.68685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59048">
                <text:p>0.55904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2857">
                <text:p>0.662857</text:p>
              </table:table-cell>
              <table:table-cell office:value-type="float" office:value="0.72">
                <text:p>0.72</text:p>
              </table:table-cell>
              <table:table-cell office:value-type="float" office:value="0.921905">
                <text:p>0.92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680667">
                <text:p>0.680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88571">
                <text:p>0.588571</text:p>
              </table:table-cell>
              <table:table-cell office:value-type="float" office:value="0.654286">
                <text:p>0.65428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9619">
                <text:p>0.69619</text:p>
              </table:table-cell>
              <table:table-cell office:value-type="float" office:value="0.921905">
                <text:p>0.92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680381">
                <text:p>0.68038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29524">
                <text:p>0.62952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1905">
                <text:p>0.661905</text:p>
              </table:table-cell>
              <table:table-cell office:value-type="float" office:value="0.761905">
                <text:p>0.761905</text:p>
              </table:table-cell>
              <table:table-cell office:value-type="float" office:value="0.921905">
                <text:p>0.92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69181">
                <text:p>0.6918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75238">
                <text:p>0.57523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4762">
                <text:p>0.664762</text:p>
              </table:table-cell>
              <table:table-cell office:value-type="float" office:value="0.805714">
                <text:p>0.805714</text:p>
              </table:table-cell>
              <table:table-cell office:value-type="float" office:value="0.921905">
                <text:p>0.92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691048">
                <text:p>0.69104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33333">
                <text:p>0.533333</text:p>
              </table:table-cell>
              <table:table-cell office:value-type="float" office:value="0.65619">
                <text:p>0.65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4762">
                <text:p>0.664762</text:p>
              </table:table-cell>
              <table:table-cell office:value-type="float" office:value="0.762857">
                <text:p>0.762857</text:p>
              </table:table-cell>
              <table:table-cell office:value-type="float" office:value="0.915238">
                <text:p>0.91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8181">
                <text:p>0.6818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75238">
                <text:p>0.57523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795238">
                <text:p>0.795238</text:p>
              </table:table-cell>
              <table:table-cell office:value-type="float" office:value="0.915238">
                <text:p>0.91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89524">
                <text:p>0.6895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52381">
                <text:p>0.65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2857">
                <text:p>0.662857</text:p>
              </table:table-cell>
              <table:table-cell office:value-type="float" office:value="0.69619">
                <text:p>0.69619</text:p>
              </table:table-cell>
              <table:table-cell office:value-type="float" office:value="0.915238">
                <text:p>0.91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86952">
                <text:p>0.68695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20952">
                <text:p>0.620952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8571">
                <text:p>0.668571</text:p>
              </table:table-cell>
              <table:table-cell office:value-type="float" office:value="0.921905">
                <text:p>0.92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681143">
                <text:p>0.68114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27619">
                <text:p>0.527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80952">
                <text:p>0.680952</text:p>
              </table:table-cell>
              <table:table-cell office:value-type="float" office:value="0.935238">
                <text:p>0.93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74381">
                <text:p>0.67438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55238">
                <text:p>0.65523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84762">
                <text:p>0.684762</text:p>
              </table:table-cell>
              <table:table-cell office:value-type="float" office:value="0.948571">
                <text:p>0.9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88857">
                <text:p>0.68885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22857">
                <text:p>0.622857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2857">
                <text:p>0.662857</text:p>
              </table:table-cell>
              <table:table-cell office:value-type="float" office:value="0.935238">
                <text:p>0.93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82095">
                <text:p>0.6820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54286">
                <text:p>0.65428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28571">
                <text:p>0.728571</text:p>
              </table:table-cell>
              <table:table-cell office:value-type="float" office:value="0.948571">
                <text:p>0.9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93143">
                <text:p>0.69314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54286">
                <text:p>0.65428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35238">
                <text:p>0.735238</text:p>
              </table:table-cell>
              <table:table-cell office:value-type="float" office:value="0.941905">
                <text:p>0.94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693143">
                <text:p>0.69314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21905">
                <text:p>0.621905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3619">
                <text:p>0.73619</text:p>
              </table:table-cell>
              <table:table-cell office:value-type="float" office:value="0.935238">
                <text:p>0.93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89333">
                <text:p>0.68933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90476">
                <text:p>0.59047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37143">
                <text:p>0.737143</text:p>
              </table:table-cell>
              <table:table-cell office:value-type="float" office:value="0.948571">
                <text:p>0.9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87619">
                <text:p>0.68761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55238">
                <text:p>0.55523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14286">
                <text:p>0.714286</text:p>
              </table:table-cell>
              <table:table-cell office:value-type="float" office:value="0.948571">
                <text:p>0.9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8181">
                <text:p>0.6818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89524">
                <text:p>0.58952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9048">
                <text:p>0.659048</text:p>
              </table:table-cell>
              <table:table-cell office:value-type="float" office:value="0.784762">
                <text:p>0.784762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93143">
                <text:p>0.69314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21905">
                <text:p>0.621905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5714">
                <text:p>0.665714</text:p>
              </table:table-cell>
              <table:table-cell office:value-type="float" office:value="0.762857">
                <text:p>0.76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695524">
                <text:p>0.69552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55238">
                <text:p>0.55523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0952">
                <text:p>0.660952</text:p>
              </table:table-cell>
              <table:table-cell office:value-type="float" office:value="0.759048">
                <text:p>0.759048</text:p>
              </table:table-cell>
              <table:table-cell office:value-type="float" office:value="0.948571">
                <text:p>0.9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86667">
                <text:p>0.68666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37143">
                <text:p>0.53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0952">
                <text:p>0.660952</text:p>
              </table:table-cell>
              <table:table-cell office:value-type="float" office:value="0.668571">
                <text:p>0.66857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76476">
                <text:p>0.67647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90476">
                <text:p>0.490476</text:p>
              </table:table-cell>
              <table:table-cell office:value-type="float" office:value="0.65619">
                <text:p>0.65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5714">
                <text:p>0.665714</text:p>
              </table:table-cell>
              <table:table-cell office:value-type="float" office:value="0.902857">
                <text:p>0.90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66581">
                <text:p>0.6658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32381">
                <text:p>0.63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381">
                <text:p>0.66381</text:p>
              </table:table-cell>
              <table:table-cell office:value-type="float" office:value="0.866667">
                <text:p>0.866667</text:p>
              </table:table-cell>
              <table:table-cell office:value-type="float" office:value="0.961905">
                <text:p>0.961905</text:p>
              </table:table-cell>
              <table:table-cell office:value-type="float" office:value="0.676286">
                <text:p>0.67628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48571">
                <text:p>0.54857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">
                <text:p>0.66</text:p>
              </table:table-cell>
              <table:table-cell office:value-type="float" office:value="0.666667">
                <text:p>0.666667</text:p>
              </table:table-cell>
              <table:table-cell office:value-type="float" office:value="0.837143">
                <text:p>0.83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665524">
                <text:p>0.66552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05714">
                <text:p>0.505714</text:p>
              </table:table-cell>
              <table:table-cell office:value-type="float" office:value="0.655238">
                <text:p>0.65523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830476">
                <text:p>0.830476</text:p>
              </table:table-cell>
              <table:table-cell office:value-type="float" office:value="0.961905">
                <text:p>0.961905</text:p>
              </table:table-cell>
              <table:table-cell office:value-type="float" office:value="0.660095">
                <text:p>0.66009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20952">
                <text:p>0.620952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1905">
                <text:p>0.661905</text:p>
              </table:table-cell>
              <table:table-cell office:value-type="float" office:value="0.666667">
                <text:p>0.666667</text:p>
              </table:table-cell>
              <table:table-cell office:value-type="float" office:value="0.690476">
                <text:p>0.690476</text:p>
              </table:table-cell>
              <table:table-cell office:value-type="float" office:value="0.928571">
                <text:p>0.92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85429">
                <text:p>0.6854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42857">
                <text:p>0.542857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5714">
                <text:p>0.665714</text:p>
              </table:table-cell>
              <table:table-cell office:value-type="float" office:value="0.705714">
                <text:p>0.705714</text:p>
              </table:table-cell>
              <table:table-cell office:value-type="float" office:value="0.941905">
                <text:p>0.94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679905">
                <text:p>0.6799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88571">
                <text:p>0.58857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4762">
                <text:p>0.66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89524">
                <text:p>0.689524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85048">
                <text:p>0.68504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">
                <text:p>0.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712381">
                <text:p>0.71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88381">
                <text:p>0.68838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21905">
                <text:p>0.521905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1905">
                <text:p>0.66190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89524">
                <text:p>0.88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669238">
                <text:p>0.66923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29524">
                <text:p>0.52952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2857">
                <text:p>0.66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873333">
                <text:p>0.87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667524">
                <text:p>0.66752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87619">
                <text:p>0.587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932381">
                <text:p>0.93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679048">
                <text:p>0.6790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8">
                <text:p>0.5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">
                <text:p>0.66</text:p>
              </table:table-cell>
              <table:table-cell office:value-type="float" office:value="0.666667">
                <text:p>0.666667</text:p>
              </table:table-cell>
              <table:table-cell office:value-type="float" office:value="0.932381">
                <text:p>0.93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67819">
                <text:p>0.6781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6">
                <text:p>0.5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1905">
                <text:p>0.661905</text:p>
              </table:table-cell>
              <table:table-cell office:value-type="float" office:value="0.902857">
                <text:p>0.90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672476">
                <text:p>0.67247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85714">
                <text:p>0.48571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5714">
                <text:p>0.665714</text:p>
              </table:table-cell>
              <table:table-cell office:value-type="float" office:value="0.902857">
                <text:p>0.90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665429">
                <text:p>0.6654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28571">
                <text:p>0.62857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1905">
                <text:p>0.661905</text:p>
              </table:table-cell>
              <table:table-cell office:value-type="float" office:value="0.814286">
                <text:p>0.81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670476">
                <text:p>0.67047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28571">
                <text:p>0.62857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1905">
                <text:p>0.661905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7524">
                <text:p>0.66752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90476">
                <text:p>0.59047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814286">
                <text:p>0.81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667143">
                <text:p>0.66714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58095">
                <text:p>0.558095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1333">
                <text:p>0.66133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592381">
                <text:p>0.59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814286">
                <text:p>0.81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667333">
                <text:p>0.66733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70857">
                <text:p>0.67085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97143">
                <text:p>0.59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5524">
                <text:p>0.6655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55238">
                <text:p>0.55523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1619">
                <text:p>0.66161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58095">
                <text:p>0.558095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9048">
                <text:p>0.65904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14286">
                <text:p>0.81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665048">
                <text:p>0.66504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7619">
                <text:p>0.47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9048">
                <text:p>0.65904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14286">
                <text:p>0.81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656857">
                <text:p>0.65685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13333">
                <text:p>0.51333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2857">
                <text:p>0.66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57048">
                <text:p>0.65704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49524">
                <text:p>0.44952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8095">
                <text:p>0.658095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5019">
                <text:p>0.6501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71429">
                <text:p>0.57142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381">
                <text:p>0.66381</text:p>
              </table:table-cell>
              <table:table-cell office:value-type="float" office:value="0.814286">
                <text:p>0.81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664952">
                <text:p>0.66495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92381">
                <text:p>0.49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">
                <text:p>0.66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53714">
                <text:p>0.65371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78095">
                <text:p>0.578095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8381">
                <text:p>0.78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661905">
                <text:p>0.66190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09524">
                <text:p>0.50952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8095">
                <text:p>0.658095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55238">
                <text:p>0.65523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509524">
                <text:p>0.50952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8095">
                <text:p>0.658095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55238">
                <text:p>0.6552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42857">
                <text:p>0.542857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4762">
                <text:p>0.664762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59238">
                <text:p>0.65923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">
                <text:p>0.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5524">
                <text:p>0.66552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2857">
                <text:p>0.66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72381">
                <text:p>0.67238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">
                <text:p>0.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5714">
                <text:p>0.66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952">
                <text:p>0.6669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28571">
                <text:p>0.62857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2857">
                <text:p>0.66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55238">
                <text:p>0.7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571">
                <text:p>0.66657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595238">
                <text:p>0.59523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5619">
                <text:p>0.66561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71429">
                <text:p>0.57142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2952">
                <text:p>0.66295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2857">
                <text:p>0.66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71429">
                <text:p>0.67142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41905">
                <text:p>0.641905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5714">
                <text:p>0.665714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9238">
                <text:p>0.66923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11429">
                <text:p>0.61142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8095">
                <text:p>0.658095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381">
                <text:p>0.6663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74286">
                <text:p>0.57428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">
                <text:p>0.66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2857">
                <text:p>0.66285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52381">
                <text:p>0.55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1048">
                <text:p>0.66104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70476">
                <text:p>0.57047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3524">
                <text:p>0.66352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66667">
                <text:p>0.566667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8095">
                <text:p>0.65809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381">
                <text:p>0.6638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14286">
                <text:p>0.51428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4762">
                <text:p>0.66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57333">
                <text:p>0.65733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70476">
                <text:p>0.57047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1905">
                <text:p>0.661905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2667">
                <text:p>0.66266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7219">
                <text:p>0.6721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71524">
                <text:p>0.67152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34286">
                <text:p>0.63428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755238">
                <text:p>0.7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286">
                <text:p>0.66628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29524">
                <text:p>0.52952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">
                <text:p>0.66</text:p>
              </table:table-cell>
              <table:table-cell office:value-type="float" office:value="0.666667">
                <text:p>0.666667</text:p>
              </table:table-cell>
              <table:table-cell office:value-type="float" office:value="0.755238">
                <text:p>0.7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55429">
                <text:p>0.65542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92381">
                <text:p>0.59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8095">
                <text:p>0.658095</text:p>
              </table:table-cell>
              <table:table-cell office:value-type="float" office:value="0.666667">
                <text:p>0.666667</text:p>
              </table:table-cell>
              <table:table-cell office:value-type="float" office:value="0.755238">
                <text:p>0.7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1524">
                <text:p>0.66152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2381">
                <text:p>0.6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5714">
                <text:p>0.66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755238">
                <text:p>0.7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5429">
                <text:p>0.66542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582857">
                <text:p>0.582857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2857">
                <text:p>0.66285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3048">
                <text:p>0.66304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59619">
                <text:p>0.59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2857">
                <text:p>0.66285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4381">
                <text:p>0.66438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71429">
                <text:p>0.57142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0952">
                <text:p>0.660952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1714">
                <text:p>0.66171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25714">
                <text:p>0.62571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0952">
                <text:p>0.660952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7143">
                <text:p>0.66714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2857">
                <text:p>0.66285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70476">
                <text:p>0.67047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24762">
                <text:p>0.624762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1905">
                <text:p>0.661905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7143">
                <text:p>0.66714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24762">
                <text:p>0.624762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0952">
                <text:p>0.660952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7048">
                <text:p>0.66704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22857">
                <text:p>0.622857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">
                <text:p>0.66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762">
                <text:p>0.6667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2381">
                <text:p>0.6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0952">
                <text:p>0.660952</text:p>
              </table:table-cell>
              <table:table-cell office:value-type="float" office:value="0.755238">
                <text:p>0.7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0952">
                <text:p>0.660952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70286">
                <text:p>0.67028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55238">
                <text:p>0.65523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2857">
                <text:p>0.662857</text:p>
              </table:table-cell>
              <table:table-cell office:value-type="float" office:value="0.784762">
                <text:p>0.78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70286">
                <text:p>0.67028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2381">
                <text:p>0.6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4762">
                <text:p>0.664762</text:p>
              </table:table-cell>
              <table:table-cell office:value-type="float" office:value="0.755238">
                <text:p>0.7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4381">
                <text:p>0.66438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20952">
                <text:p>0.620952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6">
                <text:p>0.66</text:p>
              </table:table-cell>
              <table:table-cell office:value-type="float" office:value="0.755238">
                <text:p>0.7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3619">
                <text:p>0.66361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26667">
                <text:p>0.526667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8">
                <text:p>0.78</text:p>
              </table:table-cell>
              <table:table-cell office:value-type="float" office:value="0.961905">
                <text:p>0.961905</text:p>
              </table:table-cell>
              <table:table-cell office:value-type="float" office:value="0.656381">
                <text:p>0.65638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492381">
                <text:p>0.492381</text:p>
              </table:table-cell>
              <table:table-cell office:value-type="float" office:value="0.641905">
                <text:p>0.641905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8">
                <text:p>0.78</text:p>
              </table:table-cell>
              <table:table-cell office:value-type="float" office:value="0.961905">
                <text:p>0.961905</text:p>
              </table:table-cell>
              <table:table-cell office:value-type="float" office:value="0.651429">
                <text:p>0.65142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593333">
                <text:p>0.593333</text:p>
              </table:table-cell>
              <table:table-cell office:value-type="float" office:value="0.647619">
                <text:p>0.647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0381">
                <text:p>0.60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38095">
                <text:p>0.638095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7429">
                <text:p>0.66742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9333">
                <text:p>0.66933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9333">
                <text:p>0.66933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286">
                <text:p>0.66628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28571">
                <text:p>0.62857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63429">
                <text:p>0.66342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28571">
                <text:p>0.62857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63429">
                <text:p>0.66342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286">
                <text:p>0.66628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286">
                <text:p>0.66628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286">
                <text:p>0.66628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24762">
                <text:p>0.624762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63048">
                <text:p>0.66304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26667">
                <text:p>0.626667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63238">
                <text:p>0.66323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93333">
                <text:p>0.59333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59905">
                <text:p>0.65990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65714">
                <text:p>0.56571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019">
                <text:p>0.6601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56381">
                <text:p>0.56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24762">
                <text:p>0.624762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095">
                <text:p>0.66609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24762">
                <text:p>0.624762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095">
                <text:p>0.66609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24762">
                <text:p>0.624762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095">
                <text:p>0.66609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26667">
                <text:p>0.626667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286">
                <text:p>0.66628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9333">
                <text:p>0.66933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9333">
                <text:p>0.66933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9333">
                <text:p>0.6693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9333">
                <text:p>0.66933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2381">
                <text:p>0.6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35238">
                <text:p>0.63523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7143">
                <text:p>0.66714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591429">
                <text:p>0.59142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2762">
                <text:p>0.66276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591429">
                <text:p>0.59142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2762">
                <text:p>0.66276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24762">
                <text:p>0.624762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095">
                <text:p>0.66609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9333">
                <text:p>0.669333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27619">
                <text:p>0.627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381">
                <text:p>0.66638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9333">
                <text:p>0.66933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9333">
                <text:p>0.6693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590476">
                <text:p>0.59047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59619">
                <text:p>0.65961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46667">
                <text:p>0.646667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65238">
                <text:p>0.66523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14286">
                <text:p>0.61428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37143">
                <text:p>0.63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64286">
                <text:p>0.66428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77143">
                <text:p>0.57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58286">
                <text:p>0.65828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17143">
                <text:p>0.61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62286">
                <text:p>0.66228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25714">
                <text:p>0.62571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63143">
                <text:p>0.66314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5619">
                <text:p>0.65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48571">
                <text:p>0.74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19">
                <text:p>0.6661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9333">
                <text:p>0.66933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9333">
                <text:p>0.66933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9333">
                <text:p>0.66933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2381">
                <text:p>0.6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98095">
                <text:p>0.598095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3429">
                <text:p>0.66342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2381">
                <text:p>0.6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2381">
                <text:p>0.6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24762">
                <text:p>0.624762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095">
                <text:p>0.66609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59048">
                <text:p>0.55904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59524">
                <text:p>0.65952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2381">
                <text:p>0.6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2381">
                <text:p>0.6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13333">
                <text:p>0.61333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4952">
                <text:p>0.66495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25714">
                <text:p>0.62571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19">
                <text:p>0.6661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4381">
                <text:p>0.64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47619">
                <text:p>0.647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8381">
                <text:p>0.66838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51429">
                <text:p>0.65142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8762">
                <text:p>0.66876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33333">
                <text:p>0.63333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952">
                <text:p>0.66695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47619">
                <text:p>0.647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8381">
                <text:p>0.66838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14286">
                <text:p>0.61428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5048">
                <text:p>0.66504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38095">
                <text:p>0.638095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7429">
                <text:p>0.66742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47619">
                <text:p>0.64761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8381">
                <text:p>0.66838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45714">
                <text:p>0.64571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819">
                <text:p>0.6681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51429">
                <text:p>0.651429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8762">
                <text:p>0.66876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49524">
                <text:p>0.64952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8571">
                <text:p>0.66857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58095">
                <text:p>0.558095</text:p>
              </table:table-cell>
              <table:table-cell office:value-type="float" office:value="0.655238">
                <text:p>0.65523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59238">
                <text:p>0.65923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586667">
                <text:p>0.586667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2286">
                <text:p>0.66228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561905">
                <text:p>0.561905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5981">
                <text:p>0.6598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35238">
                <text:p>0.635238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7143">
                <text:p>0.66714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89524">
                <text:p>0.58952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2571">
                <text:p>0.66257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32381">
                <text:p>0.632381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6857">
                <text:p>0.66685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90476">
                <text:p>0.590476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2667">
                <text:p>0.66266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53333">
                <text:p>0.65333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657143">
                <text:p>0.657143</text:p>
              </table:table-cell>
              <table:table-cell office:value-type="float" office:value="0.779048">
                <text:p>0.77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668952">
                <text:p>0.668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